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7.0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39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29.236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6.301cm"/>
    </style:style>
    <style:style style:name="co15" style:family="table-column">
      <style:table-column-properties fo:break-before="auto" style:column-width="5.156cm"/>
    </style:style>
    <style:style style:name="co1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];[.B1];[.C1];[.D1];[.E1];[.F1];[.G1];[.H1];[.I1];[.J1];[.K1];[.N1])" office:value-type="string" office:string-value="Echo &quot;Creating script for copy commands&quot;" calcext:value-type="string">
            <text:p>Echo "Creating script for copy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2];[.B2];[.C2];[.D2];[.E2];[.F2];[.G2];[.H2];[.I2];[.J2];[.K2];[.N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" &gt; RAM:CopyCommands1</text:p>
          </table:table-cell>
          <table:table-cell/>
          <table:table-cell table:formula="of:=CONCATENATE([.A3];[.B3];[.C3];[.D3];[.E3];[.F3];[.G3];[.H3];[.I3];[.J3];[.K3];[.N3])" office:value-type="string" office:string-value="Echo &quot;Failat 21&quot; &gt; RAM:CopyCommands1" calcext:value-type="string">
            <text:p>Echo "Failat 21" 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];[.B4];[.C4];[.D4];[.E4];[.F4];[.G4];[.H4];[.I4];[.J4];[.K4];[.N4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2</text:p>
          </table:table-cell>
          <table:table-cell/>
          <table:table-cell table:formula="of:=CONCATENATE([.A5];[.B5];[.C5];[.D5];[.E5];[.F5];[.G5];[.H5];[.I5];[.J5];[.K5];[.N5])" office:value-type="string" office:string-value="Echo &quot;Echo *&quot;Running Part 3*&quot;&quot; &gt; RAM:CopyCommands2" calcext:value-type="string">
            <text:p>Echo "Echo *"Running Part 3*"" 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3</text:p>
          </table:table-cell>
          <table:table-cell/>
          <table:table-cell table:formula="of:=CONCATENATE([.A6];[.B6];[.C6];[.D6];[.E6];[.F6];[.G6];[.H6];[.I6];[.J6];[.K6];[.N6])" office:value-type="string" office:string-value="Echo &quot;Echo *&quot;Running Part 4*&quot;&quot; &gt; RAM:CopyCommands3" calcext:value-type="string">
            <text:p>Echo "Echo *"Running Part 4*"" 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toFilter</text:p>
          </table:table-cell>
          <table:table-cell/>
          <table:table-cell table:formula="of:=CONCATENATE([.A7];[.B7];[.C7];[.D7];[.E7];[.F7];[.G7];[.H7];[.I7];[.J7];[.K7];[.N7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Menu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8];[.B8];[.C8];[.D8];[.E8];[.F8];[.G8];[.H8];[.I8];[.J8];[.K8];[.N8])" office:value-type="string" office:string-value="Echo &quot;makedir AGS:Menu&quot; &gt;&gt; RAM:CopyCommands1" calcext:value-type="string">
            <text:p>Echo "makedir AGS:Men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];[.B9];[.C9];[.D9];[.E9];[.F9];[.G9];[.H9];[.I9];[.J9];[.K9];[.N9])" office:value-type="string" office:string-value="Echo &quot;makedir AGS:ProgramText&quot; &gt;&gt; RAM:CopyCommands1" calcext:value-type="string">
            <text:p>Echo "makedir AGS:ProgramTex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0];[.B10];[.C10];[.D10];[.E10];[.F10];[.G10];[.H10];[.I10];[.J10];[.K10];[.N10])" office:value-type="string" office:string-value="Echo &quot;makedir AGS:ScreenShots&quot; &gt;&gt; RAM:CopyCommands1" calcext:value-type="string">
            <text:p>Echo "makedir AGS:ScreenShot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I11];[.J11];[.K11];[.N11])" office:value-type="string" office:string-value="Echo &quot;makedir AGS:ProgramText/0&quot; &gt;&gt; RAM:CopyCommands1" calcext:value-type="string">
            <text:p>Echo "makedir AGS:ProgramText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I12];[.J12];[.K12];[.N12])" office:value-type="string" office:string-value="Echo &quot;makedir AGS:ProgramText/1&quot; &gt;&gt; RAM:CopyCommands1" calcext:value-type="string">
            <text:p>Echo "makedir AGS:ProgramText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I13];[.J13];[.K13];[.N13])" office:value-type="string" office:string-value="Echo &quot;makedir AGS:ProgramText/2&quot; &gt;&gt; RAM:CopyCommands1" calcext:value-type="string">
            <text:p>Echo "makedir AGS:ProgramText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I14];[.J14];[.K14];[.N14])" office:value-type="string" office:string-value="Echo &quot;makedir AGS:ProgramText/3&quot; &gt;&gt; RAM:CopyCommands1" calcext:value-type="string">
            <text:p>Echo "makedir AGS:ProgramText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I15];[.J15];[.K15];[.N15])" office:value-type="string" office:string-value="Echo &quot;makedir AGS:ProgramText/4&quot; &gt;&gt; RAM:CopyCommands1" calcext:value-type="string">
            <text:p>Echo "makedir AGS:ProgramText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I16];[.J16];[.K16];[.N16])" office:value-type="string" office:string-value="Echo &quot;makedir AGS:ProgramText/5&quot; &gt;&gt; RAM:CopyCommands1" calcext:value-type="string">
            <text:p>Echo "makedir AGS:ProgramText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I17];[.J17];[.K17];[.N17])" office:value-type="string" office:string-value="Echo &quot;makedir AGS:ProgramText/6&quot; &gt;&gt; RAM:CopyCommands1" calcext:value-type="string">
            <text:p>Echo "makedir AGS:ProgramText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I18];[.J18];[.K18];[.N18])" office:value-type="string" office:string-value="Echo &quot;makedir AGS:ProgramText/7&quot; &gt;&gt; RAM:CopyCommands1" calcext:value-type="string">
            <text:p>Echo "makedir AGS:ProgramText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I19];[.J19];[.K19];[.N19])" office:value-type="string" office:string-value="Echo &quot;makedir AGS:ProgramText/8&quot; &gt;&gt; RAM:CopyCommands1" calcext:value-type="string">
            <text:p>Echo "makedir AGS:ProgramText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I20];[.J20];[.K20];[.N20])" office:value-type="string" office:string-value="Echo &quot;makedir AGS:ProgramText/9&quot; &gt;&gt; RAM:CopyCommands1" calcext:value-type="string">
            <text:p>Echo "makedir AGS:ProgramText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I21];[.J21];[.K21];[.N21])" office:value-type="string" office:string-value="Echo &quot;makedir AGS:ProgramText/a&quot; &gt;&gt; RAM:CopyCommands1" calcext:value-type="string">
            <text:p>Echo "makedir AGS:ProgramText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I22];[.J22];[.K22];[.N22])" office:value-type="string" office:string-value="Echo &quot;makedir AGS:ProgramText/b&quot; &gt;&gt; RAM:CopyCommands1" calcext:value-type="string">
            <text:p>Echo "makedir AGS:ProgramText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I23];[.J23];[.K23];[.N23])" office:value-type="string" office:string-value="Echo &quot;makedir AGS:ProgramText/c&quot; &gt;&gt; RAM:CopyCommands1" calcext:value-type="string">
            <text:p>Echo "makedir AGS:ProgramText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I24];[.J24];[.K24];[.N24])" office:value-type="string" office:string-value="Echo &quot;makedir AGS:ProgramText/d&quot; &gt;&gt; RAM:CopyCommands1" calcext:value-type="string">
            <text:p>Echo "makedir AGS:ProgramText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I25];[.J25];[.K25];[.N25])" office:value-type="string" office:string-value="Echo &quot;makedir AGS:ProgramText/e&quot; &gt;&gt; RAM:CopyCommands1" calcext:value-type="string">
            <text:p>Echo "makedir AGS:ProgramText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I26];[.J26];[.K26];[.N26])" office:value-type="string" office:string-value="Echo &quot;makedir AGS:ProgramText/f&quot; &gt;&gt; RAM:CopyCommands1" calcext:value-type="string">
            <text:p>Echo "makedir AGS:ProgramText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I27];[.J27];[.K27];[.N27])" office:value-type="string" office:string-value="Echo &quot;makedir AGS:ProgramText/g&quot; &gt;&gt; RAM:CopyCommands1" calcext:value-type="string">
            <text:p>Echo "makedir AGS:ProgramText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I28];[.J28];[.K28];[.N28])" office:value-type="string" office:string-value="Echo &quot;makedir AGS:ProgramText/h&quot; &gt;&gt; RAM:CopyCommands1" calcext:value-type="string">
            <text:p>Echo "makedir AGS:ProgramText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I29];[.J29];[.K29];[.N29])" office:value-type="string" office:string-value="Echo &quot;makedir AGS:ProgramText/I&quot; &gt;&gt; RAM:CopyCommands1" calcext:value-type="string">
            <text:p>Echo "makedir AGS:ProgramText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I30];[.J30];[.K30];[.N30])" office:value-type="string" office:string-value="Echo &quot;makedir AGS:ProgramText/j&quot; &gt;&gt; RAM:CopyCommands1" calcext:value-type="string">
            <text:p>Echo "makedir AGS:ProgramText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I31];[.J31];[.K31];[.N31])" office:value-type="string" office:string-value="Echo &quot;makedir AGS:ProgramText/k&quot; &gt;&gt; RAM:CopyCommands1" calcext:value-type="string">
            <text:p>Echo "makedir AGS:ProgramText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I32];[.J32];[.K32];[.N32])" office:value-type="string" office:string-value="Echo &quot;makedir AGS:ProgramText/l&quot; &gt;&gt; RAM:CopyCommands1" calcext:value-type="string">
            <text:p>Echo "makedir AGS:ProgramText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I33];[.J33];[.K33];[.N33])" office:value-type="string" office:string-value="Echo &quot;makedir AGS:ProgramText/m&quot; &gt;&gt; RAM:CopyCommands1" calcext:value-type="string">
            <text:p>Echo "makedir AGS:ProgramText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I34];[.J34];[.K34];[.N34])" office:value-type="string" office:string-value="Echo &quot;makedir AGS:ProgramText/n&quot; &gt;&gt; RAM:CopyCommands1" calcext:value-type="string">
            <text:p>Echo "makedir AGS:ProgramText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I35];[.J35];[.K35];[.N35])" office:value-type="string" office:string-value="Echo &quot;makedir AGS:ProgramText/o&quot; &gt;&gt; RAM:CopyCommands1" calcext:value-type="string">
            <text:p>Echo "makedir AGS:ProgramText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I36];[.J36];[.K36];[.N36])" office:value-type="string" office:string-value="Echo &quot;makedir AGS:ProgramText/p&quot; &gt;&gt; RAM:CopyCommands1" calcext:value-type="string">
            <text:p>Echo "makedir AGS:ProgramText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I37];[.J37];[.K37];[.N37])" office:value-type="string" office:string-value="Echo &quot;makedir AGS:ProgramText/q&quot; &gt;&gt; RAM:CopyCommands1" calcext:value-type="string">
            <text:p>Echo "makedir AGS:ProgramText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I38];[.J38];[.K38];[.N38])" office:value-type="string" office:string-value="Echo &quot;makedir AGS:ProgramText/r&quot; &gt;&gt; RAM:CopyCommands1" calcext:value-type="string">
            <text:p>Echo "makedir AGS:ProgramText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I39];[.J39];[.K39];[.N39])" office:value-type="string" office:string-value="Echo &quot;makedir AGS:ProgramText/s&quot; &gt;&gt; RAM:CopyCommands1" calcext:value-type="string">
            <text:p>Echo "makedir AGS:ProgramText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I40];[.J40];[.K40];[.N40])" office:value-type="string" office:string-value="Echo &quot;makedir AGS:ProgramText/t&quot; &gt;&gt; RAM:CopyCommands1" calcext:value-type="string">
            <text:p>Echo "makedir AGS:ProgramText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I41];[.J41];[.K41];[.N41])" office:value-type="string" office:string-value="Echo &quot;makedir AGS:ProgramText/u&quot; &gt;&gt; RAM:CopyCommands1" calcext:value-type="string">
            <text:p>Echo "makedir AGS:ProgramText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I42];[.J42];[.K42];[.N42])" office:value-type="string" office:string-value="Echo &quot;makedir AGS:ProgramText/v&quot; &gt;&gt; RAM:CopyCommands1" calcext:value-type="string">
            <text:p>Echo "makedir AGS:ProgramText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I43];[.J43];[.K43];[.N43])" office:value-type="string" office:string-value="Echo &quot;makedir AGS:ProgramText/w&quot; &gt;&gt; RAM:CopyCommands1" calcext:value-type="string">
            <text:p>Echo "makedir AGS:ProgramText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I44];[.J44];[.K44];[.N44])" office:value-type="string" office:string-value="Echo &quot;makedir AGS:ProgramText/x&quot; &gt;&gt; RAM:CopyCommands1" calcext:value-type="string">
            <text:p>Echo "makedir AGS:ProgramText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I45];[.J45];[.K45];[.N45])" office:value-type="string" office:string-value="Echo &quot;makedir AGS:ProgramText/y&quot; &gt;&gt; RAM:CopyCommands1" calcext:value-type="string">
            <text:p>Echo "makedir AGS:ProgramText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I46];[.J46];[.K46];[.N46])" office:value-type="string" office:string-value="Echo &quot;makedir AGS:ProgramText/z&quot; &gt;&gt; RAM:CopyCommands1" calcext:value-type="string">
            <text:p>Echo "makedir AGS:ProgramText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I47];[.J47];[.K47];[.N47])" office:value-type="string" office:string-value="Echo &quot;makedir AGS:ProgramText/[&quot; &gt;&gt; RAM:CopyCommands1" calcext:value-type="string">
            <text:p>Echo "makedir AGS:ProgramText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I48];[.J48];[.K48];[.N48])" office:value-type="string" office:string-value="Echo &quot;makedir AGS:ProgramText/-&quot; &gt;&gt; RAM:CopyCommands1" calcext:value-type="string">
            <text:p>Echo "makedir AGS:ProgramText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I49];[.J49];[.K49];[.N49])" office:value-type="string" office:string-value="Echo &quot;makedir AGS:ProgramText/+&quot; &gt;&gt; RAM:CopyCommands1" calcext:value-type="string">
            <text:p>Echo "makedir AGS:ProgramText/+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I50];[.J50];[.K50];[.N50])" office:value-type="string" office:string-value="Echo &quot;makedir AGS:ScreenShots/0&quot; &gt;&gt; RAM:CopyCommands1" calcext:value-type="string">
            <text:p>Echo "makedir AGS:ScreenShots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I51];[.J51];[.K51];[.N51])" office:value-type="string" office:string-value="Echo &quot;makedir AGS:ScreenShots/1&quot; &gt;&gt; RAM:CopyCommands1" calcext:value-type="string">
            <text:p>Echo "makedir AGS:ScreenShots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I52];[.J52];[.K52];[.N52])" office:value-type="string" office:string-value="Echo &quot;makedir AGS:ScreenShots/2&quot; &gt;&gt; RAM:CopyCommands1" calcext:value-type="string">
            <text:p>Echo "makedir AGS:ScreenShots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I53];[.J53];[.K53];[.N53])" office:value-type="string" office:string-value="Echo &quot;makedir AGS:ScreenShots/3&quot; &gt;&gt; RAM:CopyCommands1" calcext:value-type="string">
            <text:p>Echo "makedir AGS:ScreenShots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I54];[.J54];[.K54];[.N54])" office:value-type="string" office:string-value="Echo &quot;makedir AGS:ScreenShots/4&quot; &gt;&gt; RAM:CopyCommands1" calcext:value-type="string">
            <text:p>Echo "makedir AGS:ScreenShots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I55];[.J55];[.K55];[.N55])" office:value-type="string" office:string-value="Echo &quot;makedir AGS:ScreenShots/5&quot; &gt;&gt; RAM:CopyCommands1" calcext:value-type="string">
            <text:p>Echo "makedir AGS:ScreenShots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I56];[.J56];[.K56];[.N56])" office:value-type="string" office:string-value="Echo &quot;makedir AGS:ScreenShots/6&quot; &gt;&gt; RAM:CopyCommands1" calcext:value-type="string">
            <text:p>Echo "makedir AGS:ScreenShots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I57];[.J57];[.K57];[.N57])" office:value-type="string" office:string-value="Echo &quot;makedir AGS:ScreenShots/7&quot; &gt;&gt; RAM:CopyCommands1" calcext:value-type="string">
            <text:p>Echo "makedir AGS:ScreenShots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I58];[.J58];[.K58];[.N58])" office:value-type="string" office:string-value="Echo &quot;makedir AGS:ScreenShots/8&quot; &gt;&gt; RAM:CopyCommands1" calcext:value-type="string">
            <text:p>Echo "makedir AGS:ScreenShots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I59];[.J59];[.K59];[.N59])" office:value-type="string" office:string-value="Echo &quot;makedir AGS:ScreenShots/9&quot; &gt;&gt; RAM:CopyCommands1" calcext:value-type="string">
            <text:p>Echo "makedir AGS:ScreenShots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I60];[.J60];[.K60];[.N60])" office:value-type="string" office:string-value="Echo &quot;makedir AGS:ScreenShots/a&quot; &gt;&gt; RAM:CopyCommands1" calcext:value-type="string">
            <text:p>Echo "makedir AGS:ScreenShots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I61];[.J61];[.K61];[.N61])" office:value-type="string" office:string-value="Echo &quot;makedir AGS:ScreenShots/b&quot; &gt;&gt; RAM:CopyCommands1" calcext:value-type="string">
            <text:p>Echo "makedir AGS:ScreenShots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I62];[.J62];[.K62];[.N62])" office:value-type="string" office:string-value="Echo &quot;makedir AGS:ScreenShots/c&quot; &gt;&gt; RAM:CopyCommands1" calcext:value-type="string">
            <text:p>Echo "makedir AGS:ScreenShots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I63];[.J63];[.K63];[.N63])" office:value-type="string" office:string-value="Echo &quot;makedir AGS:ScreenShots/d&quot; &gt;&gt; RAM:CopyCommands1" calcext:value-type="string">
            <text:p>Echo "makedir AGS:ScreenShots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I64];[.J64];[.K64];[.N64])" office:value-type="string" office:string-value="Echo &quot;makedir AGS:ScreenShots/e&quot; &gt;&gt; RAM:CopyCommands1" calcext:value-type="string">
            <text:p>Echo "makedir AGS:ScreenShots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I65];[.J65];[.K65];[.N65])" office:value-type="string" office:string-value="Echo &quot;makedir AGS:ScreenShots/f&quot; &gt;&gt; RAM:CopyCommands1" calcext:value-type="string">
            <text:p>Echo "makedir AGS:ScreenShots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I66];[.J66];[.K66];[.N66])" office:value-type="string" office:string-value="Echo &quot;makedir AGS:ScreenShots/g&quot; &gt;&gt; RAM:CopyCommands1" calcext:value-type="string">
            <text:p>Echo "makedir AGS:ScreenShots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I67];[.J67];[.K67];[.N67])" office:value-type="string" office:string-value="Echo &quot;makedir AGS:ScreenShots/h&quot; &gt;&gt; RAM:CopyCommands1" calcext:value-type="string">
            <text:p>Echo "makedir AGS:ScreenShots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I68];[.J68];[.K68];[.N68])" office:value-type="string" office:string-value="Echo &quot;makedir AGS:ScreenShots/I&quot; &gt;&gt; RAM:CopyCommands1" calcext:value-type="string">
            <text:p>Echo "makedir AGS:ScreenShots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I69];[.J69];[.K69];[.N69])" office:value-type="string" office:string-value="Echo &quot;makedir AGS:ScreenShots/j&quot; &gt;&gt; RAM:CopyCommands1" calcext:value-type="string">
            <text:p>Echo "makedir AGS:ScreenShots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I70];[.J70];[.K70];[.N70])" office:value-type="string" office:string-value="Echo &quot;makedir AGS:ScreenShots/k&quot; &gt;&gt; RAM:CopyCommands1" calcext:value-type="string">
            <text:p>Echo "makedir AGS:ScreenShots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I71];[.J71];[.K71];[.N71])" office:value-type="string" office:string-value="Echo &quot;makedir AGS:ScreenShots/l&quot; &gt;&gt; RAM:CopyCommands1" calcext:value-type="string">
            <text:p>Echo "makedir AGS:ScreenShots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I72];[.J72];[.K72];[.N72])" office:value-type="string" office:string-value="Echo &quot;makedir AGS:ScreenShots/m&quot; &gt;&gt; RAM:CopyCommands1" calcext:value-type="string">
            <text:p>Echo "makedir AGS:ScreenShots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I73];[.J73];[.K73];[.N73])" office:value-type="string" office:string-value="Echo &quot;makedir AGS:ScreenShots/n&quot; &gt;&gt; RAM:CopyCommands1" calcext:value-type="string">
            <text:p>Echo "makedir AGS:ScreenShots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I74];[.J74];[.K74];[.N74])" office:value-type="string" office:string-value="Echo &quot;makedir AGS:ScreenShots/o&quot; &gt;&gt; RAM:CopyCommands1" calcext:value-type="string">
            <text:p>Echo "makedir AGS:ScreenShots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I75];[.J75];[.K75];[.N75])" office:value-type="string" office:string-value="Echo &quot;makedir AGS:ScreenShots/p&quot; &gt;&gt; RAM:CopyCommands1" calcext:value-type="string">
            <text:p>Echo "makedir AGS:ScreenShots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I76];[.J76];[.K76];[.N76])" office:value-type="string" office:string-value="Echo &quot;makedir AGS:ScreenShots/q&quot; &gt;&gt; RAM:CopyCommands1" calcext:value-type="string">
            <text:p>Echo "makedir AGS:ScreenShots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I77];[.J77];[.K77];[.N77])" office:value-type="string" office:string-value="Echo &quot;makedir AGS:ScreenShots/r&quot; &gt;&gt; RAM:CopyCommands1" calcext:value-type="string">
            <text:p>Echo "makedir AGS:ScreenShots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I78];[.J78];[.K78];[.N78])" office:value-type="string" office:string-value="Echo &quot;makedir AGS:ScreenShots/s&quot; &gt;&gt; RAM:CopyCommands1" calcext:value-type="string">
            <text:p>Echo "makedir AGS:ScreenShots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I79];[.J79];[.K79];[.N79])" office:value-type="string" office:string-value="Echo &quot;makedir AGS:ScreenShots/t&quot; &gt;&gt; RAM:CopyCommands1" calcext:value-type="string">
            <text:p>Echo "makedir AGS:ScreenShots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I80];[.J80];[.K80];[.N80])" office:value-type="string" office:string-value="Echo &quot;makedir AGS:ScreenShots/u&quot; &gt;&gt; RAM:CopyCommands1" calcext:value-type="string">
            <text:p>Echo "makedir AGS:ScreenShots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I81];[.J81];[.K81];[.N81])" office:value-type="string" office:string-value="Echo &quot;makedir AGS:ScreenShots/v&quot; &gt;&gt; RAM:CopyCommands1" calcext:value-type="string">
            <text:p>Echo "makedir AGS:ScreenShots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I82];[.J82];[.K82];[.N82])" office:value-type="string" office:string-value="Echo &quot;makedir AGS:ScreenShots/w&quot; &gt;&gt; RAM:CopyCommands1" calcext:value-type="string">
            <text:p>Echo "makedir AGS:ScreenShots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I83];[.J83];[.K83];[.N83])" office:value-type="string" office:string-value="Echo &quot;makedir AGS:ScreenShots/x&quot; &gt;&gt; RAM:CopyCommands1" calcext:value-type="string">
            <text:p>Echo "makedir AGS:ScreenShots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I84];[.J84];[.K84];[.N84])" office:value-type="string" office:string-value="Echo &quot;makedir AGS:ScreenShots/y&quot; &gt;&gt; RAM:CopyCommands1" calcext:value-type="string">
            <text:p>Echo "makedir AGS:ScreenShots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I85];[.J85];[.K85];[.N85])" office:value-type="string" office:string-value="Echo &quot;makedir AGS:ScreenShots/z&quot; &gt;&gt; RAM:CopyCommands1" calcext:value-type="string">
            <text:p>Echo "makedir AGS:ScreenShots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I86];[.J86];[.K86];[.N86])" office:value-type="string" office:string-value="Echo &quot;makedir AGS:ScreenShots/[&quot; &gt;&gt; RAM:CopyCommands1" calcext:value-type="string">
            <text:p>Echo "makedir AGS:ScreenShots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I87];[.J87];[.K87];[.N87])" office:value-type="string" office:string-value="Echo &quot;makedir AGS:ScreenShots/-&quot; &gt;&gt; RAM:CopyCommands1" calcext:value-type="string">
            <text:p>Echo "makedir AGS:ScreenShots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I88];[.J88];[.K88];[.N88])" office:value-type="string" office:string-value="Echo &quot;makedir AGS:ScreenShots/+&quot; &gt;&gt; RAM:CopyCommands1" calcext:value-type="string">
            <text:p>Echo "makedir AGS:ScreenShots/+" &gt;&gt; RAM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89];[.B89];[.C89];[.D89];[.E89];[.F89];[.G89];[.H89];[.I89];[.J89];[.K89];[.G89];[.H89];[.L89];[.M89];[.N89])" office:value-type="string" office:string-value="list all files AGS: PAT=(0#?.run) LFORMAT=&quot;copy *&quot;%P%M.txt*&quot; *&quot;AGS:ProgramText/0/*&quot; QUIET *ncopy *&quot;%P%M#?.iff*&quot; *&quot;AGS:Screenshots/0/*&quot; QUIET *ndelete *&quot;%P%M#?.iff*&quot; QUIET *ndelete *&quot;%P%M.txt*&quot; QUIET&quot; &gt;&gt; RAM:CopyCommandstoFilter" calcext:value-type="string">
            <text:p>list all files AGS: PAT=(0#?.run) LFORMAT="copy *"%P%M.txt*" *"AGS:ProgramText/0/*" QUIET *ncopy *"%P%M#?.iff*" *"AGS:Screenshots/0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0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0];[.B90];[.C90];[.D90];[.E90];[.F90];[.G90];[.H90];[.I90];[.J90];[.K90];[.G90];[.H90];[.L90];[.M90];[.N90])" office:value-type="string" office:string-value="list all files AGS: PAT=(1#?.run) LFORMAT=&quot;copy *&quot;%P%M.txt*&quot; *&quot;AGS:ProgramText/1/*&quot; QUIET *ncopy *&quot;%P%M#?.iff*&quot; *&quot;AGS:Screenshots/1/*&quot; QUIET *ndelete *&quot;%P%M#?.iff*&quot; QUIET *ndelete *&quot;%P%M.txt*&quot; QUIET&quot; &gt;&gt; RAM:CopyCommandstoFilter" calcext:value-type="string">
            <text:p>list all files AGS: PAT=(1#?.run) LFORMAT="copy *"%P%M.txt*" *"AGS:ProgramText/1/*" QUIET *ncopy *"%P%M#?.iff*" *"AGS:Screenshots/1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1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1];[.B91];[.C91];[.D91];[.E91];[.F91];[.G91];[.H91];[.I91];[.J91];[.K91];[.G91];[.H91];[.L91];[.M91];[.N91])" office:value-type="string" office:string-value="list all files AGS: PAT=(2#?.run) LFORMAT=&quot;copy *&quot;%P%M.txt*&quot; *&quot;AGS:ProgramText/2/*&quot; QUIET *ncopy *&quot;%P%M#?.iff*&quot; *&quot;AGS:Screenshots/2/*&quot; QUIET *ndelete *&quot;%P%M#?.iff*&quot; QUIET *ndelete *&quot;%P%M.txt*&quot; QUIET&quot; &gt;&gt; RAM:CopyCommandstoFilter" calcext:value-type="string">
            <text:p>list all files AGS: PAT=(2#?.run) LFORMAT="copy *"%P%M.txt*" *"AGS:ProgramText/2/*" QUIET *ncopy *"%P%M#?.iff*" *"AGS:Screenshots/2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G92];[.H92];[.L92];[.M92];[.N92])" office:value-type="string" office:string-value="list all files AGS: PAT=(3#?.run) LFORMAT=&quot;copy *&quot;%P%M.txt*&quot; *&quot;AGS:ProgramText/3/*&quot; QUIET *ncopy *&quot;%P%M#?.iff*&quot; *&quot;AGS:Screenshots/3/*&quot; QUIET *ndelete *&quot;%P%M#?.iff*&quot; QUIET *ndelete *&quot;%P%M.txt*&quot; QUIET&quot; &gt;&gt; RAM:CopyCommandstoFilter" calcext:value-type="string">
            <text:p>list all files AGS: PAT=(3#?.run) LFORMAT="copy *"%P%M.txt*" *"AGS:ProgramText/3/*" QUIET *ncopy *"%P%M#?.iff*" *"AGS:Screenshots/3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G93];[.H93];[.L93];[.M93];[.N93])" office:value-type="string" office:string-value="list all files AGS: PAT=(4#?.run) LFORMAT=&quot;copy *&quot;%P%M.txt*&quot; *&quot;AGS:ProgramText/4/*&quot; QUIET *ncopy *&quot;%P%M#?.iff*&quot; *&quot;AGS:Screenshots/4/*&quot; QUIET *ndelete *&quot;%P%M#?.iff*&quot; QUIET *ndelete *&quot;%P%M.txt*&quot; QUIET&quot; &gt;&gt; RAM:CopyCommandstoFilter" calcext:value-type="string">
            <text:p>list all files AGS: PAT=(4#?.run) LFORMAT="copy *"%P%M.txt*" *"AGS:ProgramText/4/*" QUIET *ncopy *"%P%M#?.iff*" *"AGS:Screenshots/4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G94];[.H94];[.L94];[.M94];[.N94])" office:value-type="string" office:string-value="list all files AGS: PAT=(5#?.run) LFORMAT=&quot;copy *&quot;%P%M.txt*&quot; *&quot;AGS:ProgramText/5/*&quot; QUIET *ncopy *&quot;%P%M#?.iff*&quot; *&quot;AGS:Screenshots/5/*&quot; QUIET *ndelete *&quot;%P%M#?.iff*&quot; QUIET *ndelete *&quot;%P%M.txt*&quot; QUIET&quot; &gt;&gt; RAM:CopyCommandstoFilter" calcext:value-type="string">
            <text:p>list all files AGS: PAT=(5#?.run) LFORMAT="copy *"%P%M.txt*" *"AGS:ProgramText/5/*" QUIET *ncopy *"%P%M#?.iff*" *"AGS:Screenshots/5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G95];[.H95];[.L95];[.M95];[.N95])" office:value-type="string" office:string-value="list all files AGS: PAT=(6#?.run) LFORMAT=&quot;copy *&quot;%P%M.txt*&quot; *&quot;AGS:ProgramText/6/*&quot; QUIET *ncopy *&quot;%P%M#?.iff*&quot; *&quot;AGS:Screenshots/6/*&quot; QUIET *ndelete *&quot;%P%M#?.iff*&quot; QUIET *ndelete *&quot;%P%M.txt*&quot; QUIET&quot; &gt;&gt; RAM:CopyCommandstoFilter" calcext:value-type="string">
            <text:p>list all files AGS: PAT=(6#?.run) LFORMAT="copy *"%P%M.txt*" *"AGS:ProgramText/6/*" QUIET *ncopy *"%P%M#?.iff*" *"AGS:Screenshots/6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G96];[.H96];[.L96];[.M96];[.N96])" office:value-type="string" office:string-value="list all files AGS: PAT=(7#?.run) LFORMAT=&quot;copy *&quot;%P%M.txt*&quot; *&quot;AGS:ProgramText/7/*&quot; QUIET *ncopy *&quot;%P%M#?.iff*&quot; *&quot;AGS:Screenshots/7/*&quot; QUIET *ndelete *&quot;%P%M#?.iff*&quot; QUIET *ndelete *&quot;%P%M.txt*&quot; QUIET&quot; &gt;&gt; RAM:CopyCommandstoFilter" calcext:value-type="string">
            <text:p>list all files AGS: PAT=(7#?.run) LFORMAT="copy *"%P%M.txt*" *"AGS:ProgramText/7/*" QUIET *ncopy *"%P%M#?.iff*" *"AGS:Screenshots/7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G97];[.H97];[.L97];[.M97];[.N97])" office:value-type="string" office:string-value="list all files AGS: PAT=(8#?.run) LFORMAT=&quot;copy *&quot;%P%M.txt*&quot; *&quot;AGS:ProgramText/8/*&quot; QUIET *ncopy *&quot;%P%M#?.iff*&quot; *&quot;AGS:Screenshots/8/*&quot; QUIET *ndelete *&quot;%P%M#?.iff*&quot; QUIET *ndelete *&quot;%P%M.txt*&quot; QUIET&quot; &gt;&gt; RAM:CopyCommandstoFilter" calcext:value-type="string">
            <text:p>list all files AGS: PAT=(8#?.run) LFORMAT="copy *"%P%M.txt*" *"AGS:ProgramText/8/*" QUIET *ncopy *"%P%M#?.iff*" *"AGS:Screenshots/8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G98];[.H98];[.L98];[.M98];[.N98])" office:value-type="string" office:string-value="list all files AGS: PAT=(9#?.run) LFORMAT=&quot;copy *&quot;%P%M.txt*&quot; *&quot;AGS:ProgramText/9/*&quot; QUIET *ncopy *&quot;%P%M#?.iff*&quot; *&quot;AGS:Screenshots/9/*&quot; QUIET *ndelete *&quot;%P%M#?.iff*&quot; QUIET *ndelete *&quot;%P%M.txt*&quot; QUIET&quot; &gt;&gt; RAM:CopyCommandstoFilter" calcext:value-type="string">
            <text:p>list all files AGS: PAT=(9#?.run) LFORMAT="copy *"%P%M.txt*" *"AGS:ProgramText/9/*" QUIET *ncopy *"%P%M#?.iff*" *"AGS:Screenshots/9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G99];[.H99];[.L99];[.M99];[.N99])" office:value-type="string" office:string-value="list all files AGS: PAT=(a#?.run) LFORMAT=&quot;copy *&quot;%P%M.txt*&quot; *&quot;AGS:ProgramText/a/*&quot; QUIET *ncopy *&quot;%P%M#?.iff*&quot; *&quot;AGS:Screenshots/a/*&quot; QUIET *ndelete *&quot;%P%M#?.iff*&quot; QUIET *ndelete *&quot;%P%M.txt*&quot; QUIET&quot; &gt;&gt; RAM:CopyCommandstoFilter" calcext:value-type="string">
            <text:p>list all files AGS: PAT=(a#?.run) LFORMAT="copy *"%P%M.txt*" *"AGS:ProgramText/a/*" QUIET *ncopy *"%P%M#?.iff*" *"AGS:Screenshots/a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G100];[.H100];[.L100];[.M100];[.N100])" office:value-type="string" office:string-value="list all files AGS: PAT=(b#?.run) LFORMAT=&quot;copy *&quot;%P%M.txt*&quot; *&quot;AGS:ProgramText/b/*&quot; QUIET *ncopy *&quot;%P%M#?.iff*&quot; *&quot;AGS:Screenshots/b/*&quot; QUIET *ndelete *&quot;%P%M#?.iff*&quot; QUIET *ndelete *&quot;%P%M.txt*&quot; QUIET&quot; &gt;&gt; RAM:CopyCommandstoFilter" calcext:value-type="string">
            <text:p>list all files AGS: PAT=(b#?.run) LFORMAT="copy *"%P%M.txt*" *"AGS:ProgramText/b/*" QUIET *ncopy *"%P%M#?.iff*" *"AGS:Screenshots/b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G101];[.H101];[.L101];[.M101];[.N101])" office:value-type="string" office:string-value="list all files AGS: PAT=(c#?.run) LFORMAT=&quot;copy *&quot;%P%M.txt*&quot; *&quot;AGS:ProgramText/c/*&quot; QUIET *ncopy *&quot;%P%M#?.iff*&quot; *&quot;AGS:Screenshots/c/*&quot; QUIET *ndelete *&quot;%P%M#?.iff*&quot; QUIET *ndelete *&quot;%P%M.txt*&quot; QUIET&quot; &gt;&gt; RAM:CopyCommandstoFilter" calcext:value-type="string">
            <text:p>list all files AGS: PAT=(c#?.run) LFORMAT="copy *"%P%M.txt*" *"AGS:ProgramText/c/*" QUIET *ncopy *"%P%M#?.iff*" *"AGS:Screenshots/c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G102];[.H102];[.L102];[.M102];[.N102])" office:value-type="string" office:string-value="list all files AGS: PAT=(d#?.run) LFORMAT=&quot;copy *&quot;%P%M.txt*&quot; *&quot;AGS:ProgramText/d/*&quot; QUIET *ncopy *&quot;%P%M#?.iff*&quot; *&quot;AGS:Screenshots/d/*&quot; QUIET *ndelete *&quot;%P%M#?.iff*&quot; QUIET *ndelete *&quot;%P%M.txt*&quot; QUIET&quot; &gt;&gt; RAM:CopyCommandstoFilter" calcext:value-type="string">
            <text:p>list all files AGS: PAT=(d#?.run) LFORMAT="copy *"%P%M.txt*" *"AGS:ProgramText/d/*" QUIET *ncopy *"%P%M#?.iff*" *"AGS:Screenshots/d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G103];[.H103];[.L103];[.M103];[.N103])" office:value-type="string" office:string-value="list all files AGS: PAT=(e#?.run) LFORMAT=&quot;copy *&quot;%P%M.txt*&quot; *&quot;AGS:ProgramText/e/*&quot; QUIET *ncopy *&quot;%P%M#?.iff*&quot; *&quot;AGS:Screenshots/e/*&quot; QUIET *ndelete *&quot;%P%M#?.iff*&quot; QUIET *ndelete *&quot;%P%M.txt*&quot; QUIET&quot; &gt;&gt; RAM:CopyCommandstoFilter" calcext:value-type="string">
            <text:p>list all files AGS: PAT=(e#?.run) LFORMAT="copy *"%P%M.txt*" *"AGS:ProgramText/e/*" QUIET *ncopy *"%P%M#?.iff*" *"AGS:Screenshots/e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G104];[.H104];[.L104];[.M104];[.N104])" office:value-type="string" office:string-value="list all files AGS: PAT=(f#?.run) LFORMAT=&quot;copy *&quot;%P%M.txt*&quot; *&quot;AGS:ProgramText/f/*&quot; QUIET *ncopy *&quot;%P%M#?.iff*&quot; *&quot;AGS:Screenshots/f/*&quot; QUIET *ndelete *&quot;%P%M#?.iff*&quot; QUIET *ndelete *&quot;%P%M.txt*&quot; QUIET&quot; &gt;&gt; RAM:CopyCommandstoFilter" calcext:value-type="string">
            <text:p>list all files AGS: PAT=(f#?.run) LFORMAT="copy *"%P%M.txt*" *"AGS:ProgramText/f/*" QUIET *ncopy *"%P%M#?.iff*" *"AGS:Screenshots/f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G105];[.H105];[.L105];[.M105];[.N105])" office:value-type="string" office:string-value="list all files AGS: PAT=(g#?.run) LFORMAT=&quot;copy *&quot;%P%M.txt*&quot; *&quot;AGS:ProgramText/g/*&quot; QUIET *ncopy *&quot;%P%M#?.iff*&quot; *&quot;AGS:Screenshots/g/*&quot; QUIET *ndelete *&quot;%P%M#?.iff*&quot; QUIET *ndelete *&quot;%P%M.txt*&quot; QUIET&quot; &gt;&gt; RAM:CopyCommandstoFilter" calcext:value-type="string">
            <text:p>list all files AGS: PAT=(g#?.run) LFORMAT="copy *"%P%M.txt*" *"AGS:ProgramText/g/*" QUIET *ncopy *"%P%M#?.iff*" *"AGS:Screenshots/g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G106];[.H106];[.L106];[.M106];[.N106])" office:value-type="string" office:string-value="list all files AGS: PAT=(h#?.run) LFORMAT=&quot;copy *&quot;%P%M.txt*&quot; *&quot;AGS:ProgramText/h/*&quot; QUIET *ncopy *&quot;%P%M#?.iff*&quot; *&quot;AGS:Screenshots/h/*&quot; QUIET *ndelete *&quot;%P%M#?.iff*&quot; QUIET *ndelete *&quot;%P%M.txt*&quot; QUIET&quot; &gt;&gt; RAM:CopyCommandstoFilter" calcext:value-type="string">
            <text:p>list all files AGS: PAT=(h#?.run) LFORMAT="copy *"%P%M.txt*" *"AGS:ProgramText/h/*" QUIET *ncopy *"%P%M#?.iff*" *"AGS:Screenshots/h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G107];[.H107];[.L107];[.M107];[.N107])" office:value-type="string" office:string-value="list all files AGS: PAT=(I#?.run) LFORMAT=&quot;copy *&quot;%P%M.txt*&quot; *&quot;AGS:ProgramText/I/*&quot; QUIET *ncopy *&quot;%P%M#?.iff*&quot; *&quot;AGS:Screenshots/I/*&quot; QUIET *ndelete *&quot;%P%M#?.iff*&quot; QUIET *ndelete *&quot;%P%M.txt*&quot; QUIET&quot; &gt;&gt; RAM:CopyCommandstoFilter" calcext:value-type="string">
            <text:p>list all files AGS: PAT=(I#?.run) LFORMAT="copy *"%P%M.txt*" *"AGS:ProgramText/I/*" QUIET *ncopy *"%P%M#?.iff*" *"AGS:Screenshots/I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G108];[.H108];[.L108];[.M108];[.N108])" office:value-type="string" office:string-value="list all files AGS: PAT=(j#?.run) LFORMAT=&quot;copy *&quot;%P%M.txt*&quot; *&quot;AGS:ProgramText/j/*&quot; QUIET *ncopy *&quot;%P%M#?.iff*&quot; *&quot;AGS:Screenshots/j/*&quot; QUIET *ndelete *&quot;%P%M#?.iff*&quot; QUIET *ndelete *&quot;%P%M.txt*&quot; QUIET&quot; &gt;&gt; RAM:CopyCommandstoFilter" calcext:value-type="string">
            <text:p>list all files AGS: PAT=(j#?.run) LFORMAT="copy *"%P%M.txt*" *"AGS:ProgramText/j/*" QUIET *ncopy *"%P%M#?.iff*" *"AGS:Screenshots/j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G109];[.H109];[.L109];[.M109];[.N109])" office:value-type="string" office:string-value="list all files AGS: PAT=(k#?.run) LFORMAT=&quot;copy *&quot;%P%M.txt*&quot; *&quot;AGS:ProgramText/k/*&quot; QUIET *ncopy *&quot;%P%M#?.iff*&quot; *&quot;AGS:Screenshots/k/*&quot; QUIET *ndelete *&quot;%P%M#?.iff*&quot; QUIET *ndelete *&quot;%P%M.txt*&quot; QUIET&quot; &gt;&gt; RAM:CopyCommandstoFilter" calcext:value-type="string">
            <text:p>list all files AGS: PAT=(k#?.run) LFORMAT="copy *"%P%M.txt*" *"AGS:ProgramText/k/*" QUIET *ncopy *"%P%M#?.iff*" *"AGS:Screenshots/k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G110];[.H110];[.L110];[.M110];[.N110])" office:value-type="string" office:string-value="list all files AGS: PAT=(l#?.run) LFORMAT=&quot;copy *&quot;%P%M.txt*&quot; *&quot;AGS:ProgramText/l/*&quot; QUIET *ncopy *&quot;%P%M#?.iff*&quot; *&quot;AGS:Screenshots/l/*&quot; QUIET *ndelete *&quot;%P%M#?.iff*&quot; QUIET *ndelete *&quot;%P%M.txt*&quot; QUIET&quot; &gt;&gt; RAM:CopyCommandstoFilter" calcext:value-type="string">
            <text:p>list all files AGS: PAT=(l#?.run) LFORMAT="copy *"%P%M.txt*" *"AGS:ProgramText/l/*" QUIET *ncopy *"%P%M#?.iff*" *"AGS:Screenshots/l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G111];[.H111];[.L111];[.M111];[.N111])" office:value-type="string" office:string-value="list all files AGS: PAT=(m#?.run) LFORMAT=&quot;copy *&quot;%P%M.txt*&quot; *&quot;AGS:ProgramText/m/*&quot; QUIET *ncopy *&quot;%P%M#?.iff*&quot; *&quot;AGS:Screenshots/m/*&quot; QUIET *ndelete *&quot;%P%M#?.iff*&quot; QUIET *ndelete *&quot;%P%M.txt*&quot; QUIET&quot; &gt;&gt; RAM:CopyCommandstoFilter" calcext:value-type="string">
            <text:p>list all files AGS: PAT=(m#?.run) LFORMAT="copy *"%P%M.txt*" *"AGS:ProgramText/m/*" QUIET *ncopy *"%P%M#?.iff*" *"AGS:Screenshots/m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G112];[.H112];[.L112];[.M112];[.N112])" office:value-type="string" office:string-value="list all files AGS: PAT=(n#?.run) LFORMAT=&quot;copy *&quot;%P%M.txt*&quot; *&quot;AGS:ProgramText/n/*&quot; QUIET *ncopy *&quot;%P%M#?.iff*&quot; *&quot;AGS:Screenshots/n/*&quot; QUIET *ndelete *&quot;%P%M#?.iff*&quot; QUIET *ndelete *&quot;%P%M.txt*&quot; QUIET&quot; &gt;&gt; RAM:CopyCommandstoFilter" calcext:value-type="string">
            <text:p>list all files AGS: PAT=(n#?.run) LFORMAT="copy *"%P%M.txt*" *"AGS:ProgramText/n/*" QUIET *ncopy *"%P%M#?.iff*" *"AGS:Screenshots/n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G113];[.H113];[.L113];[.M113];[.N113])" office:value-type="string" office:string-value="list all files AGS: PAT=(o#?.run) LFORMAT=&quot;copy *&quot;%P%M.txt*&quot; *&quot;AGS:ProgramText/o/*&quot; QUIET *ncopy *&quot;%P%M#?.iff*&quot; *&quot;AGS:Screenshots/o/*&quot; QUIET *ndelete *&quot;%P%M#?.iff*&quot; QUIET *ndelete *&quot;%P%M.txt*&quot; QUIET&quot; &gt;&gt; RAM:CopyCommandstoFilter" calcext:value-type="string">
            <text:p>list all files AGS: PAT=(o#?.run) LFORMAT="copy *"%P%M.txt*" *"AGS:ProgramText/o/*" QUIET *ncopy *"%P%M#?.iff*" *"AGS:Screenshots/o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G114];[.H114];[.L114];[.M114];[.N114])" office:value-type="string" office:string-value="list all files AGS: PAT=(p#?.run) LFORMAT=&quot;copy *&quot;%P%M.txt*&quot; *&quot;AGS:ProgramText/p/*&quot; QUIET *ncopy *&quot;%P%M#?.iff*&quot; *&quot;AGS:Screenshots/p/*&quot; QUIET *ndelete *&quot;%P%M#?.iff*&quot; QUIET *ndelete *&quot;%P%M.txt*&quot; QUIET&quot; &gt;&gt; RAM:CopyCommandstoFilter" calcext:value-type="string">
            <text:p>list all files AGS: PAT=(p#?.run) LFORMAT="copy *"%P%M.txt*" *"AGS:ProgramText/p/*" QUIET *ncopy *"%P%M#?.iff*" *"AGS:Screenshots/p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G115];[.H115];[.L115];[.M115];[.N115])" office:value-type="string" office:string-value="list all files AGS: PAT=(q#?.run) LFORMAT=&quot;copy *&quot;%P%M.txt*&quot; *&quot;AGS:ProgramText/q/*&quot; QUIET *ncopy *&quot;%P%M#?.iff*&quot; *&quot;AGS:Screenshots/q/*&quot; QUIET *ndelete *&quot;%P%M#?.iff*&quot; QUIET *ndelete *&quot;%P%M.txt*&quot; QUIET&quot; &gt;&gt; RAM:CopyCommandstoFilter" calcext:value-type="string">
            <text:p>list all files AGS: PAT=(q#?.run) LFORMAT="copy *"%P%M.txt*" *"AGS:ProgramText/q/*" QUIET *ncopy *"%P%M#?.iff*" *"AGS:Screenshots/q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G116];[.H116];[.L116];[.M116];[.N116])" office:value-type="string" office:string-value="list all files AGS: PAT=(r#?.run) LFORMAT=&quot;copy *&quot;%P%M.txt*&quot; *&quot;AGS:ProgramText/r/*&quot; QUIET *ncopy *&quot;%P%M#?.iff*&quot; *&quot;AGS:Screenshots/r/*&quot; QUIET *ndelete *&quot;%P%M#?.iff*&quot; QUIET *ndelete *&quot;%P%M.txt*&quot; QUIET&quot; &gt;&gt; RAM:CopyCommandstoFilter" calcext:value-type="string">
            <text:p>list all files AGS: PAT=(r#?.run) LFORMAT="copy *"%P%M.txt*" *"AGS:ProgramText/r/*" QUIET *ncopy *"%P%M#?.iff*" *"AGS:Screenshots/r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G117];[.H117];[.L117];[.M117];[.N117])" office:value-type="string" office:string-value="list all files AGS: PAT=(s#?.run) LFORMAT=&quot;copy *&quot;%P%M.txt*&quot; *&quot;AGS:ProgramText/s/*&quot; QUIET *ncopy *&quot;%P%M#?.iff*&quot; *&quot;AGS:Screenshots/s/*&quot; QUIET *ndelete *&quot;%P%M#?.iff*&quot; QUIET *ndelete *&quot;%P%M.txt*&quot; QUIET&quot; &gt;&gt; RAM:CopyCommandstoFilter" calcext:value-type="string">
            <text:p>list all files AGS: PAT=(s#?.run) LFORMAT="copy *"%P%M.txt*" *"AGS:ProgramText/s/*" QUIET *ncopy *"%P%M#?.iff*" *"AGS:Screenshots/s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G118];[.H118];[.L118];[.M118];[.N118])" office:value-type="string" office:string-value="list all files AGS: PAT=(t#?.run) LFORMAT=&quot;copy *&quot;%P%M.txt*&quot; *&quot;AGS:ProgramText/t/*&quot; QUIET *ncopy *&quot;%P%M#?.iff*&quot; *&quot;AGS:Screenshots/t/*&quot; QUIET *ndelete *&quot;%P%M#?.iff*&quot; QUIET *ndelete *&quot;%P%M.txt*&quot; QUIET&quot; &gt;&gt; RAM:CopyCommandstoFilter" calcext:value-type="string">
            <text:p>list all files AGS: PAT=(t#?.run) LFORMAT="copy *"%P%M.txt*" *"AGS:ProgramText/t/*" QUIET *ncopy *"%P%M#?.iff*" *"AGS:Screenshots/t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G119];[.H119];[.L119];[.M119];[.N119])" office:value-type="string" office:string-value="list all files AGS: PAT=(u#?.run) LFORMAT=&quot;copy *&quot;%P%M.txt*&quot; *&quot;AGS:ProgramText/u/*&quot; QUIET *ncopy *&quot;%P%M#?.iff*&quot; *&quot;AGS:Screenshots/u/*&quot; QUIET *ndelete *&quot;%P%M#?.iff*&quot; QUIET *ndelete *&quot;%P%M.txt*&quot; QUIET&quot; &gt;&gt; RAM:CopyCommandstoFilter" calcext:value-type="string">
            <text:p>list all files AGS: PAT=(u#?.run) LFORMAT="copy *"%P%M.txt*" *"AGS:ProgramText/u/*" QUIET *ncopy *"%P%M#?.iff*" *"AGS:Screenshots/u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G120];[.H120];[.L120];[.M120];[.N120])" office:value-type="string" office:string-value="list all files AGS: PAT=(v#?.run) LFORMAT=&quot;copy *&quot;%P%M.txt*&quot; *&quot;AGS:ProgramText/v/*&quot; QUIET *ncopy *&quot;%P%M#?.iff*&quot; *&quot;AGS:Screenshots/v/*&quot; QUIET *ndelete *&quot;%P%M#?.iff*&quot; QUIET *ndelete *&quot;%P%M.txt*&quot; QUIET&quot; &gt;&gt; RAM:CopyCommandstoFilter" calcext:value-type="string">
            <text:p>list all files AGS: PAT=(v#?.run) LFORMAT="copy *"%P%M.txt*" *"AGS:ProgramText/v/*" QUIET *ncopy *"%P%M#?.iff*" *"AGS:Screenshots/v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G121];[.H121];[.L121];[.M121];[.N121])" office:value-type="string" office:string-value="list all files AGS: PAT=(w#?.run) LFORMAT=&quot;copy *&quot;%P%M.txt*&quot; *&quot;AGS:ProgramText/w/*&quot; QUIET *ncopy *&quot;%P%M#?.iff*&quot; *&quot;AGS:Screenshots/w/*&quot; QUIET *ndelete *&quot;%P%M#?.iff*&quot; QUIET *ndelete *&quot;%P%M.txt*&quot; QUIET&quot; &gt;&gt; RAM:CopyCommandstoFilter" calcext:value-type="string">
            <text:p>list all files AGS: PAT=(w#?.run) LFORMAT="copy *"%P%M.txt*" *"AGS:ProgramText/w/*" QUIET *ncopy *"%P%M#?.iff*" *"AGS:Screenshots/w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G122];[.H122];[.L122];[.M122];[.N122])" office:value-type="string" office:string-value="list all files AGS: PAT=(x#?.run) LFORMAT=&quot;copy *&quot;%P%M.txt*&quot; *&quot;AGS:ProgramText/x/*&quot; QUIET *ncopy *&quot;%P%M#?.iff*&quot; *&quot;AGS:Screenshots/x/*&quot; QUIET *ndelete *&quot;%P%M#?.iff*&quot; QUIET *ndelete *&quot;%P%M.txt*&quot; QUIET&quot; &gt;&gt; RAM:CopyCommandstoFilter" calcext:value-type="string">
            <text:p>list all files AGS: PAT=(x#?.run) LFORMAT="copy *"%P%M.txt*" *"AGS:ProgramText/x/*" QUIET *ncopy *"%P%M#?.iff*" *"AGS:Screenshots/x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G123];[.H123];[.L123];[.M123];[.N123])" office:value-type="string" office:string-value="list all files AGS: PAT=(y#?.run) LFORMAT=&quot;copy *&quot;%P%M.txt*&quot; *&quot;AGS:ProgramText/y/*&quot; QUIET *ncopy *&quot;%P%M#?.iff*&quot; *&quot;AGS:Screenshots/y/*&quot; QUIET *ndelete *&quot;%P%M#?.iff*&quot; QUIET *ndelete *&quot;%P%M.txt*&quot; QUIET&quot; &gt;&gt; RAM:CopyCommandstoFilter" calcext:value-type="string">
            <text:p>list all files AGS: PAT=(y#?.run) LFORMAT="copy *"%P%M.txt*" *"AGS:ProgramText/y/*" QUIET *ncopy *"%P%M#?.iff*" *"AGS:Screenshots/y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G124];[.H124];[.L124];[.M124];[.N124])" office:value-type="string" office:string-value="list all files AGS: PAT=(z#?.run) LFORMAT=&quot;copy *&quot;%P%M.txt*&quot; *&quot;AGS:ProgramText/z/*&quot; QUIET *ncopy *&quot;%P%M#?.iff*&quot; *&quot;AGS:Screenshots/z/*&quot; QUIET *ndelete *&quot;%P%M#?.iff*&quot; QUIET *ndelete *&quot;%P%M.txt*&quot; QUIET&quot; &gt;&gt; RAM:CopyCommandstoFilter" calcext:value-type="string">
            <text:p>list all files AGS: PAT=(z#?.run) LFORMAT="copy *"%P%M.txt*" *"AGS:ProgramText/z/*" QUIET *ncopy *"%P%M#?.iff*" *"AGS:Screenshots/z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G125];[.H125];[.L125];[.M125];[.N125])" office:value-type="string" office:string-value="list all files AGS: PAT=([#?.run) LFORMAT=&quot;copy *&quot;%P%M.txt*&quot; *&quot;AGS:ProgramText/[/*&quot; QUIET *ncopy *&quot;%P%M#?.iff*&quot; *&quot;AGS:Screenshots/[/*&quot; QUIET *ndelete *&quot;%P%M#?.iff*&quot; QUIET *ndelete *&quot;%P%M.txt*&quot; QUIET&quot; &gt;&gt; RAM:CopyCommandstoFilter" calcext:value-type="string">
            <text:p>list all files AGS: PAT=([#?.run) LFORMAT="copy *"%P%M.txt*" *"AGS:ProgramText/[/*" QUIET *ncopy *"%P%M#?.iff*" *"AGS:Screenshots/[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G126];[.H126];[.L126];[.M126];[.N126])" office:value-type="string" office:string-value="list all files AGS: PAT=(-#?.run) LFORMAT=&quot;copy *&quot;%P%M.txt*&quot; *&quot;AGS:ProgramText/-/*&quot; QUIET *ncopy *&quot;%P%M#?.iff*&quot; *&quot;AGS:Screenshots/-/*&quot; QUIET *ndelete *&quot;%P%M#?.iff*&quot; QUIET *ndelete *&quot;%P%M.txt*&quot; QUIET&quot; &gt;&gt; RAM:CopyCommandstoFilter" calcext:value-type="string">
            <text:p>list all files AGS: PAT=(-#?.run) LFORMAT="copy *"%P%M.txt*" *"AGS:ProgramText/-/*" QUIET *ncopy *"%P%M#?.iff*" *"AGS:Screenshots/-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G127];[.H127];[.L127];[.M127];[.N127])" office:value-type="string" office:string-value="list all files AGS: PAT=(+#?.run) LFORMAT=&quot;copy *&quot;%P%M.txt*&quot; *&quot;AGS:ProgramText/+/*&quot; QUIET *ncopy *&quot;%P%M#?.iff*&quot; *&quot;AGS:Screenshots/+/*&quot; QUIET *ndelete *&quot;%P%M#?.iff*&quot; QUIET *ndelete *&quot;%P%M.txt*&quot; QUIET&quot; &gt;&gt; RAM:CopyCommandstoFilter" calcext:value-type="string">
            <text:p>list all files AGS: PAT=(+#?.run) LFORMAT="copy *"%P%M.txt*" *"AGS:ProgramText/+/*" QUIET *ncopy *"%P%M#?.iff*" *"AGS:Screenshots/+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#?.conf) LFORMAT="echo *"</text:p>
          </table:table-cell>
          <table:table-cell office:value-type="string" calcext:value-type="string">
            <text:p>menu_folder = AGS:Menu/</text:p>
          </table:table-cell>
          <table:table-cell office:value-type="string" calcext:value-type="string">
            <text:p>*" &gt;&gt; </text:p>
          </table:table-cell>
          <table:table-cell office:value-type="string" calcext:value-type="string">
            <text:p>*"%p%N*"</text:p>
          </table:table-cell>
          <table:table-cell office:value-type="string" calcext:value-type="string">
            <text:p>*necho </text:p>
          </table:table-cell>
          <table:table-cell office:value-type="string" calcext:value-type="string">
            <text:p>*"screenshot_dir = AGS:Screenshots/</text:p>
          </table:table-cell>
          <table:table-cell office:value-type="string" calcext:value-type="string">
            <text:p>*"text_dir = AGS:Text/</text:p>
          </table:table-cell>
          <table:table-cell office:value-type="string" calcext:value-type="string">
            <text:p>*"exclude_central_location = Emulators</text:p>
          </table:table-cell>
          <table:table-cell office:value-type="string" calcext:value-type="string">
            <text:p>*"non_central_picture_suffix = </text:p>
          </table:table-cell>
          <table:table-cell office:value-type="string" calcext:value-type="string">
            <text:p>_AGARTG_</text:p>
          </table:table-cell>
          <table:table-cell table:number-columns-repeated="2"/>
          <table:table-cell office:value-type="string" calcext:value-type="string">
            <text:p>" &gt;&gt; RAM:CopyCommands2</text:p>
          </table:table-cell>
          <table:table-cell/>
          <table:table-cell table:formula="of:=CONCATENATE([.A128];[.B128];[.C128];[.D128];[.E128];[.F128];[.G128];[.D128];[.E128];[.F128];[.I128];[.D128];[.E128];[.F128];[.H128];[.D128];[.E128];[.F128];[.J128];[.K128];[.D128];[.E128];[.N128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</table:table-row>
        <table:table-row table:style-name="ro1">
          <table:table-cell office:value-type="string" calcext:value-type="string">
            <text:p>list AGS: PAT=(#?.ags) Lformat="rename *"%P%N*" to *"</text:p>
          </table:table-cell>
          <table:table-cell office:value-type="string" calcext:value-type="string">
            <text:p>AGS:Menu/%P%N</text:p>
          </table:table-cell>
          <table:table-cell office:value-type="string" calcext:value-type="string">
            <text:p>*"*nrename *"%p%m.txt*" to *"</text:p>
          </table:table-cell>
          <table:table-cell office:value-type="string" calcext:value-type="string">
            <text:p>AGS:Menu</text:p>
          </table:table-cell>
          <table:table-cell office:value-type="string" calcext:value-type="string">
            <text:p>/%P</text:p>
          </table:table-cell>
          <table:table-cell office:value-type="string" calcext:value-type="string">
            <text:p>*"</text:p>
          </table:table-cell>
          <table:table-cell table:number-columns-repeated="7"/>
          <table:table-cell office:value-type="string" calcext:value-type="string">
            <text:p>" &gt;&gt; RAM:CopyCommands2</text:p>
          </table:table-cell>
          <table:table-cell/>
          <table:table-cell table:formula="of:=CONCATENATE([.A129];[.B129];[.C129];[.D129];[.F129];[.F129];[.G129];[.H129];[.I129];[.J129];[.K129];[.N129])" office:value-type="string" office:string-value="list AGS: PAT=(#?.ags) Lformat=&quot;rename *&quot;%P%N*&quot; to *&quot;AGS:Menu/%P%N*&quot;*nrename *&quot;%p%m.txt*&quot; to *&quot;AGS:Menu*&quot;*&quot;&quot; &gt;&gt; RAM:CopyCommands2" calcext:value-type="string">
            <text:p>list AGS: PAT=(#?.ags) Lformat="rename *"%P%N*" to *"AGS:Menu/%P%N*"*nrename *"%p%m.txt*" to *"AGS:Menu*"*"" &gt;&gt; RAM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#?.ags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8"/>
          <table:table-cell office:value-type="string" calcext:value-type="string">
            <text:p>" &gt;&gt; RAM:CopyCommands2</text:p>
          </table:table-cell>
          <table:table-cell/>
          <table:table-cell table:formula="of:=CONCATENATE([.A130];[.B130];[.C130];[.D130];[.E130];[.F130];[.G130];[.H130];[.I130];[.J130];[.K130];[.N130])" office:value-type="string" office:string-value="list all files &quot;AGS:#?.ags/&quot; PAT=(#?.iff) LFORMAT=&quot;rename *&quot;%P%N*&quot; to *&quot;%P%m_AGARTG_.iff*&quot;&quot; &gt;&gt; RAM:CopyCommands2" calcext:value-type="string">
            <text:p>list all files "AGS:#?.ags/" PAT=(#?.iff) LFORMAT="rename *"%P%N*" to *"%P%m_AGARTG_.iff*"" &gt;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" &gt;&gt; RAM:CopyCommands3</text:p>
          </table:table-cell>
          <table:table-cell/>
          <table:table-cell table:formula="of:=CONCATENATE([.A131];[.B131];[.C131];[.D131];[.E131];[.F131];[.G131];[.H131];[.I131];[.J131];[.K131];[.N131])" office:value-type="string" office:string-value="Echo &quot;Failat 10&quot; &gt;&gt; RAM:CopyCommands3" calcext:value-type="string">
            <text:p>Echo "Failat 10" &gt;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2];[.B132];[.C132];[.D132];[.E132];[.F132];[.G132];[.H132];[.I132];[.J132];[.K132];[.N132])" office:value-type="string" office:string-value="Echo &quot;Running script to clean up copy commands&quot;" calcext:value-type="string">
            <text:p>Echo "Running script to clean up copy commands"</text:p>
          </table:table-cell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4"/>
          <table:table-cell table:formula="of:=CONCATENATE([.A133];[.B133];[.C133];[.D133];[.E133];[.F133];[.G133];[.H133];[.I133];[.J133];[.K133];[.N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8"/>
          <table:table-cell table:formula="of:=CONCATENATE([.A134];[.B134];[.C134];[.D134];[.E134];[.F134];[.G134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135];[.B135];[.C135];[.D135];[.E135];[.F135];[.G13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6];[.B136];[.C136];[.D136];[.E136];[.F136];[.G136];[.H136];[.I136];[.J136];[.K136];[.N136])" office:value-type="string" office:string-value="Echo &quot;Running Copy Commands&quot;" calcext:value-type="string">
            <text:p>Echo "Running Copy Commands"</text:p>
          </table:table-cell>
        </table:table-row>
        <table:table-row table:style-name="ro1">
          <table:table-cell office:value-type="string" calcext:value-type="string">
            <text:p>execute Ram:FixCopyCommands</text:p>
          </table:table-cell>
          <table:table-cell table:number-columns-repeated="14"/>
          <table:table-cell table:formula="of:=CONCATENATE([.A137];[.B137];[.C137];[.D137];[.E137];[.F137];[.G137];[.H137];[.I137];[.J137];[.K137];[.N137])" office:value-type="string" office:string-value="execute Ram:FixCopyCommands" calcext:value-type="string">
            <text:p>execute Ram:FixCopyCommands</text:p>
          </table:table-cell>
        </table:table-row>
      </table:table>
      <table:table table:name="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6366" table:default-cell-style-name="Default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for copy commands&quot;" calcext:value-type="string">
            <text:p>Echo "Creating script for copy command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RAM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RAM:CopyCommands1" calcext:value-type="string">
            <text:p>Echo "Failat 21" 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RAM:CopyCommands4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RAM:CopyCommands4" calcext:value-type="string">
            <text:p>Echo "Failat 21" &gt; RAM:CopyCommands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RAM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RAM:CopyCommands2" calcext:value-type="string">
            <text:p>Echo "Echo *"Running Part 3*"" &gt; RAM:CopyCommands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RAM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RAM:CopyCommands3" calcext:value-type="string">
            <text:p>Echo "Echo *"Running Part 4*"" &gt; RAM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RAM:CopyCommands4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RAM:CopyCommands4" calcext:value-type="string">
            <text:p>Echo "Echo *"Running Part 5*"" &gt;&gt; RAM:CopyCommands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RAM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RAM:CopyCommands1" calcext:value-type="string">
            <text:p>Echo "Makedir *"AGS:Menu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RAM:CopyCommands1" calcext:value-type="string">
            <text:p>Echo "Makedir *"AGS:ProgramText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RAM:CopyCommands1" calcext:value-type="string">
            <text:p>Echo "Makedir *"AGS:ScreenShots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RAM:CopyCommands1" calcext:value-type="string">
            <text:p>Echo "Makedir *"AGS:ProgramText/0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RAM:CopyCommands1" calcext:value-type="string">
            <text:p>Echo "Makedir *"AGS:ProgramText/1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RAM:CopyCommands1" calcext:value-type="string">
            <text:p>Echo "Makedir *"AGS:ProgramText/2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RAM:CopyCommands1" calcext:value-type="string">
            <text:p>Echo "Makedir *"AGS:ProgramText/3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RAM:CopyCommands1" calcext:value-type="string">
            <text:p>Echo "Makedir *"AGS:ProgramText/4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RAM:CopyCommands1" calcext:value-type="string">
            <text:p>Echo "Makedir *"AGS:ProgramText/5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RAM:CopyCommands1" calcext:value-type="string">
            <text:p>Echo "Makedir *"AGS:ProgramText/6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RAM:CopyCommands1" calcext:value-type="string">
            <text:p>Echo "Makedir *"AGS:ProgramText/7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RAM:CopyCommands1" calcext:value-type="string">
            <text:p>Echo "Makedir *"AGS:ProgramText/8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RAM:CopyCommands1" calcext:value-type="string">
            <text:p>Echo "Makedir *"AGS:ProgramText/9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RAM:CopyCommands1" calcext:value-type="string">
            <text:p>Echo "Makedir *"AGS:ProgramText/a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RAM:CopyCommands1" calcext:value-type="string">
            <text:p>Echo "Makedir *"AGS:ProgramText/b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RAM:CopyCommands1" calcext:value-type="string">
            <text:p>Echo "Makedir *"AGS:ProgramText/c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RAM:CopyCommands1" calcext:value-type="string">
            <text:p>Echo "Makedir *"AGS:ProgramText/d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RAM:CopyCommands1" calcext:value-type="string">
            <text:p>Echo "Makedir *"AGS:ProgramText/e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RAM:CopyCommands1" calcext:value-type="string">
            <text:p>Echo "Makedir *"AGS:ProgramText/f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RAM:CopyCommands1" calcext:value-type="string">
            <text:p>Echo "Makedir *"AGS:ProgramText/g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RAM:CopyCommands1" calcext:value-type="string">
            <text:p>Echo "Makedir *"AGS:ProgramText/h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RAM:CopyCommands1" calcext:value-type="string">
            <text:p>Echo "Makedir *"AGS:ProgramText/I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RAM:CopyCommands1" calcext:value-type="string">
            <text:p>Echo "Makedir *"AGS:ProgramText/j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RAM:CopyCommands1" calcext:value-type="string">
            <text:p>Echo "Makedir *"AGS:ProgramText/k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RAM:CopyCommands1" calcext:value-type="string">
            <text:p>Echo "Makedir *"AGS:ProgramText/l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RAM:CopyCommands1" calcext:value-type="string">
            <text:p>Echo "Makedir *"AGS:ProgramText/m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RAM:CopyCommands1" calcext:value-type="string">
            <text:p>Echo "Makedir *"AGS:ProgramText/n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RAM:CopyCommands1" calcext:value-type="string">
            <text:p>Echo "Makedir *"AGS:ProgramText/o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RAM:CopyCommands1" calcext:value-type="string">
            <text:p>Echo "Makedir *"AGS:ProgramText/p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RAM:CopyCommands1" calcext:value-type="string">
            <text:p>Echo "Makedir *"AGS:ProgramText/q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RAM:CopyCommands1" calcext:value-type="string">
            <text:p>Echo "Makedir *"AGS:ProgramText/r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RAM:CopyCommands1" calcext:value-type="string">
            <text:p>Echo "Makedir *"AGS:ProgramText/s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RAM:CopyCommands1" calcext:value-type="string">
            <text:p>Echo "Makedir *"AGS:ProgramText/t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RAM:CopyCommands1" calcext:value-type="string">
            <text:p>Echo "Makedir *"AGS:ProgramText/u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RAM:CopyCommands1" calcext:value-type="string">
            <text:p>Echo "Makedir *"AGS:ProgramText/v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RAM:CopyCommands1" calcext:value-type="string">
            <text:p>Echo "Makedir *"AGS:ProgramText/w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RAM:CopyCommands1" calcext:value-type="string">
            <text:p>Echo "Makedir *"AGS:ProgramText/x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RAM:CopyCommands1" calcext:value-type="string">
            <text:p>Echo "Makedir *"AGS:ProgramText/y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RAM:CopyCommands1" calcext:value-type="string">
            <text:p>Echo "Makedir *"AGS:ProgramText/z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RAM:CopyCommands1" calcext:value-type="string">
            <text:p>Echo "Makedir *"AGS:ProgramText/[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RAM:CopyCommands1" calcext:value-type="string">
            <text:p>Echo "Makedir *"AGS:ProgramText/-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RAM:CopyCommands1" calcext:value-type="string">
            <text:p>Echo "Makedir *"AGS:ProgramText/+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RAM:CopyCommands1" calcext:value-type="string">
            <text:p>Echo "Makedir *"AGS:ScreenShots/0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RAM:CopyCommands1" calcext:value-type="string">
            <text:p>Echo "Makedir *"AGS:ScreenShots/1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RAM:CopyCommands1" calcext:value-type="string">
            <text:p>Echo "Makedir *"AGS:ScreenShots/2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RAM:CopyCommands1" calcext:value-type="string">
            <text:p>Echo "Makedir *"AGS:ScreenShots/3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RAM:CopyCommands1" calcext:value-type="string">
            <text:p>Echo "Makedir *"AGS:ScreenShots/4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RAM:CopyCommands1" calcext:value-type="string">
            <text:p>Echo "Makedir *"AGS:ScreenShots/5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RAM:CopyCommands1" calcext:value-type="string">
            <text:p>Echo "Makedir *"AGS:ScreenShots/6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RAM:CopyCommands1" calcext:value-type="string">
            <text:p>Echo "Makedir *"AGS:ScreenShots/7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RAM:CopyCommands1" calcext:value-type="string">
            <text:p>Echo "Makedir *"AGS:ScreenShots/8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RAM:CopyCommands1" calcext:value-type="string">
            <text:p>Echo "Makedir *"AGS:ScreenShots/9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RAM:CopyCommands1" calcext:value-type="string">
            <text:p>Echo "Makedir *"AGS:ScreenShots/a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RAM:CopyCommands1" calcext:value-type="string">
            <text:p>Echo "Makedir *"AGS:ScreenShots/b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RAM:CopyCommands1" calcext:value-type="string">
            <text:p>Echo "Makedir *"AGS:ScreenShots/c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RAM:CopyCommands1" calcext:value-type="string">
            <text:p>Echo "Makedir *"AGS:ScreenShots/d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RAM:CopyCommands1" calcext:value-type="string">
            <text:p>Echo "Makedir *"AGS:ScreenShots/e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RAM:CopyCommands1" calcext:value-type="string">
            <text:p>Echo "Makedir *"AGS:ScreenShots/f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RAM:CopyCommands1" calcext:value-type="string">
            <text:p>Echo "Makedir *"AGS:ScreenShots/g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RAM:CopyCommands1" calcext:value-type="string">
            <text:p>Echo "Makedir *"AGS:ScreenShots/h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RAM:CopyCommands1" calcext:value-type="string">
            <text:p>Echo "Makedir *"AGS:ScreenShots/I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RAM:CopyCommands1" calcext:value-type="string">
            <text:p>Echo "Makedir *"AGS:ScreenShots/j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RAM:CopyCommands1" calcext:value-type="string">
            <text:p>Echo "Makedir *"AGS:ScreenShots/k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RAM:CopyCommands1" calcext:value-type="string">
            <text:p>Echo "Makedir *"AGS:ScreenShots/l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RAM:CopyCommands1" calcext:value-type="string">
            <text:p>Echo "Makedir *"AGS:ScreenShots/m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RAM:CopyCommands1" calcext:value-type="string">
            <text:p>Echo "Makedir *"AGS:ScreenShots/n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RAM:CopyCommands1" calcext:value-type="string">
            <text:p>Echo "Makedir *"AGS:ScreenShots/o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RAM:CopyCommands1" calcext:value-type="string">
            <text:p>Echo "Makedir *"AGS:ScreenShots/p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RAM:CopyCommands1" calcext:value-type="string">
            <text:p>Echo "Makedir *"AGS:ScreenShots/q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RAM:CopyCommands1" calcext:value-type="string">
            <text:p>Echo "Makedir *"AGS:ScreenShots/r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RAM:CopyCommands1" calcext:value-type="string">
            <text:p>Echo "Makedir *"AGS:ScreenShots/s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RAM:CopyCommands1" calcext:value-type="string">
            <text:p>Echo "Makedir *"AGS:ScreenShots/t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RAM:CopyCommands1" calcext:value-type="string">
            <text:p>Echo "Makedir *"AGS:ScreenShots/u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RAM:CopyCommands1" calcext:value-type="string">
            <text:p>Echo "Makedir *"AGS:ScreenShots/v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RAM:CopyCommands1" calcext:value-type="string">
            <text:p>Echo "Makedir *"AGS:ScreenShots/w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RAM:CopyCommands1" calcext:value-type="string">
            <text:p>Echo "Makedir *"AGS:ScreenShots/x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RAM:CopyCommands1" calcext:value-type="string">
            <text:p>Echo "Makedir *"AGS:ScreenShots/y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RAM:CopyCommands1" calcext:value-type="string">
            <text:p>Echo "Makedir *"AGS:ScreenShots/z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RAM:CopyCommands1" calcext:value-type="string">
            <text:p>Echo "Makedir *"AGS:ScreenShots/[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RAM:CopyCommands1" calcext:value-type="string">
            <text:p>Echo "Makedir *"AGS:ScreenShots/-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RAM:CopyCommands1" calcext:value-type="string">
            <text:p>Echo "Makedir *"AGS:ScreenShots/+*"" &gt;&gt; RAM:CopyCommands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*ndelete *&quot;%P%M.txt*&quot; QUIET *ncopy *&quot;%P%M#?.iff*&quot; *&quot;AGS:Screenshots/0/*&quot; QUIET *ndelete *&quot;%P%M#?.iff*&quot; QUIET &quot; &gt;&gt; RAM:CopyCommandstoFilter" calcext:value-type="string">
            <text:p>list all files AGS: PAT=(0#?.run) LFORMAT="copy *"%P%M.txt*" *"AGS:ProgramText/0/*" QUIET *ndelete *"%P%M.txt*" QUIET *ncopy *"%P%M#?.iff*" *"AGS:Screenshots/0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*ndelete *&quot;%P%M.txt*&quot; QUIET *ncopy *&quot;%P%M#?.iff*&quot; *&quot;AGS:Screenshots/1/*&quot; QUIET *ndelete *&quot;%P%M#?.iff*&quot; QUIET &quot; &gt;&gt; RAM:CopyCommandstoFilter" calcext:value-type="string">
            <text:p>list all files AGS: PAT=(1#?.run) LFORMAT="copy *"%P%M.txt*" *"AGS:ProgramText/1/*" QUIET *ndelete *"%P%M.txt*" QUIET *ncopy *"%P%M#?.iff*" *"AGS:Screenshots/1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*ndelete *&quot;%P%M.txt*&quot; QUIET *ncopy *&quot;%P%M#?.iff*&quot; *&quot;AGS:Screenshots/2/*&quot; QUIET *ndelete *&quot;%P%M#?.iff*&quot; QUIET &quot; &gt;&gt; RAM:CopyCommandstoFilter" calcext:value-type="string">
            <text:p>list all files AGS: PAT=(2#?.run) LFORMAT="copy *"%P%M.txt*" *"AGS:ProgramText/2/*" QUIET *ndelete *"%P%M.txt*" QUIET *ncopy *"%P%M#?.iff*" *"AGS:Screenshots/2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*ndelete *&quot;%P%M.txt*&quot; QUIET *ncopy *&quot;%P%M#?.iff*&quot; *&quot;AGS:Screenshots/3/*&quot; QUIET *ndelete *&quot;%P%M#?.iff*&quot; QUIET &quot; &gt;&gt; RAM:CopyCommandstoFilter" calcext:value-type="string">
            <text:p>list all files AGS: PAT=(3#?.run) LFORMAT="copy *"%P%M.txt*" *"AGS:ProgramText/3/*" QUIET *ndelete *"%P%M.txt*" QUIET *ncopy *"%P%M#?.iff*" *"AGS:Screenshots/3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*ndelete *&quot;%P%M.txt*&quot; QUIET *ncopy *&quot;%P%M#?.iff*&quot; *&quot;AGS:Screenshots/4/*&quot; QUIET *ndelete *&quot;%P%M#?.iff*&quot; QUIET &quot; &gt;&gt; RAM:CopyCommandstoFilter" calcext:value-type="string">
            <text:p>list all files AGS: PAT=(4#?.run) LFORMAT="copy *"%P%M.txt*" *"AGS:ProgramText/4/*" QUIET *ndelete *"%P%M.txt*" QUIET *ncopy *"%P%M#?.iff*" *"AGS:Screenshots/4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*ndelete *&quot;%P%M.txt*&quot; QUIET *ncopy *&quot;%P%M#?.iff*&quot; *&quot;AGS:Screenshots/5/*&quot; QUIET *ndelete *&quot;%P%M#?.iff*&quot; QUIET &quot; &gt;&gt; RAM:CopyCommandstoFilter" calcext:value-type="string">
            <text:p>list all files AGS: PAT=(5#?.run) LFORMAT="copy *"%P%M.txt*" *"AGS:ProgramText/5/*" QUIET *ndelete *"%P%M.txt*" QUIET *ncopy *"%P%M#?.iff*" *"AGS:Screenshots/5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*ndelete *&quot;%P%M.txt*&quot; QUIET *ncopy *&quot;%P%M#?.iff*&quot; *&quot;AGS:Screenshots/6/*&quot; QUIET *ndelete *&quot;%P%M#?.iff*&quot; QUIET &quot; &gt;&gt; RAM:CopyCommandstoFilter" calcext:value-type="string">
            <text:p>list all files AGS: PAT=(6#?.run) LFORMAT="copy *"%P%M.txt*" *"AGS:ProgramText/6/*" QUIET *ndelete *"%P%M.txt*" QUIET *ncopy *"%P%M#?.iff*" *"AGS:Screenshots/6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*ndelete *&quot;%P%M.txt*&quot; QUIET *ncopy *&quot;%P%M#?.iff*&quot; *&quot;AGS:Screenshots/7/*&quot; QUIET *ndelete *&quot;%P%M#?.iff*&quot; QUIET &quot; &gt;&gt; RAM:CopyCommandstoFilter" calcext:value-type="string">
            <text:p>list all files AGS: PAT=(7#?.run) LFORMAT="copy *"%P%M.txt*" *"AGS:ProgramText/7/*" QUIET *ndelete *"%P%M.txt*" QUIET *ncopy *"%P%M#?.iff*" *"AGS:Screenshots/7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*ndelete *&quot;%P%M.txt*&quot; QUIET *ncopy *&quot;%P%M#?.iff*&quot; *&quot;AGS:Screenshots/8/*&quot; QUIET *ndelete *&quot;%P%M#?.iff*&quot; QUIET &quot; &gt;&gt; RAM:CopyCommandstoFilter" calcext:value-type="string">
            <text:p>list all files AGS: PAT=(8#?.run) LFORMAT="copy *"%P%M.txt*" *"AGS:ProgramText/8/*" QUIET *ndelete *"%P%M.txt*" QUIET *ncopy *"%P%M#?.iff*" *"AGS:Screenshots/8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*ndelete *&quot;%P%M.txt*&quot; QUIET *ncopy *&quot;%P%M#?.iff*&quot; *&quot;AGS:Screenshots/9/*&quot; QUIET *ndelete *&quot;%P%M#?.iff*&quot; QUIET &quot; &gt;&gt; RAM:CopyCommandstoFilter" calcext:value-type="string">
            <text:p>list all files AGS: PAT=(9#?.run) LFORMAT="copy *"%P%M.txt*" *"AGS:ProgramText/9/*" QUIET *ndelete *"%P%M.txt*" QUIET *ncopy *"%P%M#?.iff*" *"AGS:Screenshots/9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*ndelete *&quot;%P%M.txt*&quot; QUIET *ncopy *&quot;%P%M#?.iff*&quot; *&quot;AGS:Screenshots/a/*&quot; QUIET *ndelete *&quot;%P%M#?.iff*&quot; QUIET &quot; &gt;&gt; RAM:CopyCommandstoFilter" calcext:value-type="string">
            <text:p>list all files AGS: PAT=(a#?.run) LFORMAT="copy *"%P%M.txt*" *"AGS:ProgramText/a/*" QUIET *ndelete *"%P%M.txt*" QUIET *ncopy *"%P%M#?.iff*" *"AGS:Screenshots/a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*ndelete *&quot;%P%M.txt*&quot; QUIET *ncopy *&quot;%P%M#?.iff*&quot; *&quot;AGS:Screenshots/b/*&quot; QUIET *ndelete *&quot;%P%M#?.iff*&quot; QUIET &quot; &gt;&gt; RAM:CopyCommandstoFilter" calcext:value-type="string">
            <text:p>list all files AGS: PAT=(b#?.run) LFORMAT="copy *"%P%M.txt*" *"AGS:ProgramText/b/*" QUIET *ndelete *"%P%M.txt*" QUIET *ncopy *"%P%M#?.iff*" *"AGS:Screenshots/b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*ndelete *&quot;%P%M.txt*&quot; QUIET *ncopy *&quot;%P%M#?.iff*&quot; *&quot;AGS:Screenshots/c/*&quot; QUIET *ndelete *&quot;%P%M#?.iff*&quot; QUIET &quot; &gt;&gt; RAM:CopyCommandstoFilter" calcext:value-type="string">
            <text:p>list all files AGS: PAT=(c#?.run) LFORMAT="copy *"%P%M.txt*" *"AGS:ProgramText/c/*" QUIET *ndelete *"%P%M.txt*" QUIET *ncopy *"%P%M#?.iff*" *"AGS:Screenshots/c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*ndelete *&quot;%P%M.txt*&quot; QUIET *ncopy *&quot;%P%M#?.iff*&quot; *&quot;AGS:Screenshots/d/*&quot; QUIET *ndelete *&quot;%P%M#?.iff*&quot; QUIET &quot; &gt;&gt; RAM:CopyCommandstoFilter" calcext:value-type="string">
            <text:p>list all files AGS: PAT=(d#?.run) LFORMAT="copy *"%P%M.txt*" *"AGS:ProgramText/d/*" QUIET *ndelete *"%P%M.txt*" QUIET *ncopy *"%P%M#?.iff*" *"AGS:Screenshots/d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*ndelete *&quot;%P%M.txt*&quot; QUIET *ncopy *&quot;%P%M#?.iff*&quot; *&quot;AGS:Screenshots/e/*&quot; QUIET *ndelete *&quot;%P%M#?.iff*&quot; QUIET &quot; &gt;&gt; RAM:CopyCommandstoFilter" calcext:value-type="string">
            <text:p>list all files AGS: PAT=(e#?.run) LFORMAT="copy *"%P%M.txt*" *"AGS:ProgramText/e/*" QUIET *ndelete *"%P%M.txt*" QUIET *ncopy *"%P%M#?.iff*" *"AGS:Screenshots/e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*ndelete *&quot;%P%M.txt*&quot; QUIET *ncopy *&quot;%P%M#?.iff*&quot; *&quot;AGS:Screenshots/f/*&quot; QUIET *ndelete *&quot;%P%M#?.iff*&quot; QUIET &quot; &gt;&gt; RAM:CopyCommandstoFilter" calcext:value-type="string">
            <text:p>list all files AGS: PAT=(f#?.run) LFORMAT="copy *"%P%M.txt*" *"AGS:ProgramText/f/*" QUIET *ndelete *"%P%M.txt*" QUIET *ncopy *"%P%M#?.iff*" *"AGS:Screenshots/f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*ndelete *&quot;%P%M.txt*&quot; QUIET *ncopy *&quot;%P%M#?.iff*&quot; *&quot;AGS:Screenshots/g/*&quot; QUIET *ndelete *&quot;%P%M#?.iff*&quot; QUIET &quot; &gt;&gt; RAM:CopyCommandstoFilter" calcext:value-type="string">
            <text:p>list all files AGS: PAT=(g#?.run) LFORMAT="copy *"%P%M.txt*" *"AGS:ProgramText/g/*" QUIET *ndelete *"%P%M.txt*" QUIET *ncopy *"%P%M#?.iff*" *"AGS:Screenshots/g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*ndelete *&quot;%P%M.txt*&quot; QUIET *ncopy *&quot;%P%M#?.iff*&quot; *&quot;AGS:Screenshots/h/*&quot; QUIET *ndelete *&quot;%P%M#?.iff*&quot; QUIET &quot; &gt;&gt; RAM:CopyCommandstoFilter" calcext:value-type="string">
            <text:p>list all files AGS: PAT=(h#?.run) LFORMAT="copy *"%P%M.txt*" *"AGS:ProgramText/h/*" QUIET *ndelete *"%P%M.txt*" QUIET *ncopy *"%P%M#?.iff*" *"AGS:Screenshots/h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*ndelete *&quot;%P%M.txt*&quot; QUIET *ncopy *&quot;%P%M#?.iff*&quot; *&quot;AGS:Screenshots/I/*&quot; QUIET *ndelete *&quot;%P%M#?.iff*&quot; QUIET &quot; &gt;&gt; RAM:CopyCommandstoFilter" calcext:value-type="string">
            <text:p>list all files AGS: PAT=(I#?.run) LFORMAT="copy *"%P%M.txt*" *"AGS:ProgramText/I/*" QUIET *ndelete *"%P%M.txt*" QUIET *ncopy *"%P%M#?.iff*" *"AGS:Screenshots/I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*ndelete *&quot;%P%M.txt*&quot; QUIET *ncopy *&quot;%P%M#?.iff*&quot; *&quot;AGS:Screenshots/j/*&quot; QUIET *ndelete *&quot;%P%M#?.iff*&quot; QUIET &quot; &gt;&gt; RAM:CopyCommandstoFilter" calcext:value-type="string">
            <text:p>list all files AGS: PAT=(j#?.run) LFORMAT="copy *"%P%M.txt*" *"AGS:ProgramText/j/*" QUIET *ndelete *"%P%M.txt*" QUIET *ncopy *"%P%M#?.iff*" *"AGS:Screenshots/j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*ndelete *&quot;%P%M.txt*&quot; QUIET *ncopy *&quot;%P%M#?.iff*&quot; *&quot;AGS:Screenshots/k/*&quot; QUIET *ndelete *&quot;%P%M#?.iff*&quot; QUIET &quot; &gt;&gt; RAM:CopyCommandstoFilter" calcext:value-type="string">
            <text:p>list all files AGS: PAT=(k#?.run) LFORMAT="copy *"%P%M.txt*" *"AGS:ProgramText/k/*" QUIET *ndelete *"%P%M.txt*" QUIET *ncopy *"%P%M#?.iff*" *"AGS:Screenshots/k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*ndelete *&quot;%P%M.txt*&quot; QUIET *ncopy *&quot;%P%M#?.iff*&quot; *&quot;AGS:Screenshots/l/*&quot; QUIET *ndelete *&quot;%P%M#?.iff*&quot; QUIET &quot; &gt;&gt; RAM:CopyCommandstoFilter" calcext:value-type="string">
            <text:p>list all files AGS: PAT=(l#?.run) LFORMAT="copy *"%P%M.txt*" *"AGS:ProgramText/l/*" QUIET *ndelete *"%P%M.txt*" QUIET *ncopy *"%P%M#?.iff*" *"AGS:Screenshots/l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*ndelete *&quot;%P%M.txt*&quot; QUIET *ncopy *&quot;%P%M#?.iff*&quot; *&quot;AGS:Screenshots/m/*&quot; QUIET *ndelete *&quot;%P%M#?.iff*&quot; QUIET &quot; &gt;&gt; RAM:CopyCommandstoFilter" calcext:value-type="string">
            <text:p>list all files AGS: PAT=(m#?.run) LFORMAT="copy *"%P%M.txt*" *"AGS:ProgramText/m/*" QUIET *ndelete *"%P%M.txt*" QUIET *ncopy *"%P%M#?.iff*" *"AGS:Screenshots/m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*ndelete *&quot;%P%M.txt*&quot; QUIET *ncopy *&quot;%P%M#?.iff*&quot; *&quot;AGS:Screenshots/n/*&quot; QUIET *ndelete *&quot;%P%M#?.iff*&quot; QUIET &quot; &gt;&gt; RAM:CopyCommandstoFilter" calcext:value-type="string">
            <text:p>list all files AGS: PAT=(n#?.run) LFORMAT="copy *"%P%M.txt*" *"AGS:ProgramText/n/*" QUIET *ndelete *"%P%M.txt*" QUIET *ncopy *"%P%M#?.iff*" *"AGS:Screenshots/n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*ndelete *&quot;%P%M.txt*&quot; QUIET *ncopy *&quot;%P%M#?.iff*&quot; *&quot;AGS:Screenshots/o/*&quot; QUIET *ndelete *&quot;%P%M#?.iff*&quot; QUIET &quot; &gt;&gt; RAM:CopyCommandstoFilter" calcext:value-type="string">
            <text:p>list all files AGS: PAT=(o#?.run) LFORMAT="copy *"%P%M.txt*" *"AGS:ProgramText/o/*" QUIET *ndelete *"%P%M.txt*" QUIET *ncopy *"%P%M#?.iff*" *"AGS:Screenshots/o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*ndelete *&quot;%P%M.txt*&quot; QUIET *ncopy *&quot;%P%M#?.iff*&quot; *&quot;AGS:Screenshots/p/*&quot; QUIET *ndelete *&quot;%P%M#?.iff*&quot; QUIET &quot; &gt;&gt; RAM:CopyCommandstoFilter" calcext:value-type="string">
            <text:p>list all files AGS: PAT=(p#?.run) LFORMAT="copy *"%P%M.txt*" *"AGS:ProgramText/p/*" QUIET *ndelete *"%P%M.txt*" QUIET *ncopy *"%P%M#?.iff*" *"AGS:Screenshots/p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*ndelete *&quot;%P%M.txt*&quot; QUIET *ncopy *&quot;%P%M#?.iff*&quot; *&quot;AGS:Screenshots/q/*&quot; QUIET *ndelete *&quot;%P%M#?.iff*&quot; QUIET &quot; &gt;&gt; RAM:CopyCommandstoFilter" calcext:value-type="string">
            <text:p>list all files AGS: PAT=(q#?.run) LFORMAT="copy *"%P%M.txt*" *"AGS:ProgramText/q/*" QUIET *ndelete *"%P%M.txt*" QUIET *ncopy *"%P%M#?.iff*" *"AGS:Screenshots/q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*ndelete *&quot;%P%M.txt*&quot; QUIET *ncopy *&quot;%P%M#?.iff*&quot; *&quot;AGS:Screenshots/r/*&quot; QUIET *ndelete *&quot;%P%M#?.iff*&quot; QUIET &quot; &gt;&gt; RAM:CopyCommandstoFilter" calcext:value-type="string">
            <text:p>list all files AGS: PAT=(r#?.run) LFORMAT="copy *"%P%M.txt*" *"AGS:ProgramText/r/*" QUIET *ndelete *"%P%M.txt*" QUIET *ncopy *"%P%M#?.iff*" *"AGS:Screenshots/r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*ndelete *&quot;%P%M.txt*&quot; QUIET *ncopy *&quot;%P%M#?.iff*&quot; *&quot;AGS:Screenshots/s/*&quot; QUIET *ndelete *&quot;%P%M#?.iff*&quot; QUIET &quot; &gt;&gt; RAM:CopyCommandstoFilter" calcext:value-type="string">
            <text:p>list all files AGS: PAT=(s#?.run) LFORMAT="copy *"%P%M.txt*" *"AGS:ProgramText/s/*" QUIET *ndelete *"%P%M.txt*" QUIET *ncopy *"%P%M#?.iff*" *"AGS:Screenshots/s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*ndelete *&quot;%P%M.txt*&quot; QUIET *ncopy *&quot;%P%M#?.iff*&quot; *&quot;AGS:Screenshots/t/*&quot; QUIET *ndelete *&quot;%P%M#?.iff*&quot; QUIET &quot; &gt;&gt; RAM:CopyCommandstoFilter" calcext:value-type="string">
            <text:p>list all files AGS: PAT=(t#?.run) LFORMAT="copy *"%P%M.txt*" *"AGS:ProgramText/t/*" QUIET *ndelete *"%P%M.txt*" QUIET *ncopy *"%P%M#?.iff*" *"AGS:Screenshots/t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*ndelete *&quot;%P%M.txt*&quot; QUIET *ncopy *&quot;%P%M#?.iff*&quot; *&quot;AGS:Screenshots/u/*&quot; QUIET *ndelete *&quot;%P%M#?.iff*&quot; QUIET &quot; &gt;&gt; RAM:CopyCommandstoFilter" calcext:value-type="string">
            <text:p>list all files AGS: PAT=(u#?.run) LFORMAT="copy *"%P%M.txt*" *"AGS:ProgramText/u/*" QUIET *ndelete *"%P%M.txt*" QUIET *ncopy *"%P%M#?.iff*" *"AGS:Screenshots/u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*ndelete *&quot;%P%M.txt*&quot; QUIET *ncopy *&quot;%P%M#?.iff*&quot; *&quot;AGS:Screenshots/v/*&quot; QUIET *ndelete *&quot;%P%M#?.iff*&quot; QUIET &quot; &gt;&gt; RAM:CopyCommandstoFilter" calcext:value-type="string">
            <text:p>list all files AGS: PAT=(v#?.run) LFORMAT="copy *"%P%M.txt*" *"AGS:ProgramText/v/*" QUIET *ndelete *"%P%M.txt*" QUIET *ncopy *"%P%M#?.iff*" *"AGS:Screenshots/v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*ndelete *&quot;%P%M.txt*&quot; QUIET *ncopy *&quot;%P%M#?.iff*&quot; *&quot;AGS:Screenshots/w/*&quot; QUIET *ndelete *&quot;%P%M#?.iff*&quot; QUIET &quot; &gt;&gt; RAM:CopyCommandstoFilter" calcext:value-type="string">
            <text:p>list all files AGS: PAT=(w#?.run) LFORMAT="copy *"%P%M.txt*" *"AGS:ProgramText/w/*" QUIET *ndelete *"%P%M.txt*" QUIET *ncopy *"%P%M#?.iff*" *"AGS:Screenshots/w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*ndelete *&quot;%P%M.txt*&quot; QUIET *ncopy *&quot;%P%M#?.iff*&quot; *&quot;AGS:Screenshots/x/*&quot; QUIET *ndelete *&quot;%P%M#?.iff*&quot; QUIET &quot; &gt;&gt; RAM:CopyCommandstoFilter" calcext:value-type="string">
            <text:p>list all files AGS: PAT=(x#?.run) LFORMAT="copy *"%P%M.txt*" *"AGS:ProgramText/x/*" QUIET *ndelete *"%P%M.txt*" QUIET *ncopy *"%P%M#?.iff*" *"AGS:Screenshots/x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*ndelete *&quot;%P%M.txt*&quot; QUIET *ncopy *&quot;%P%M#?.iff*&quot; *&quot;AGS:Screenshots/y/*&quot; QUIET *ndelete *&quot;%P%M#?.iff*&quot; QUIET &quot; &gt;&gt; RAM:CopyCommandstoFilter" calcext:value-type="string">
            <text:p>list all files AGS: PAT=(y#?.run) LFORMAT="copy *"%P%M.txt*" *"AGS:ProgramText/y/*" QUIET *ndelete *"%P%M.txt*" QUIET *ncopy *"%P%M#?.iff*" *"AGS:Screenshots/y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*ndelete *&quot;%P%M.txt*&quot; QUIET *ncopy *&quot;%P%M#?.iff*&quot; *&quot;AGS:Screenshots/z/*&quot; QUIET *ndelete *&quot;%P%M#?.iff*&quot; QUIET &quot; &gt;&gt; RAM:CopyCommandstoFilter" calcext:value-type="string">
            <text:p>list all files AGS: PAT=(z#?.run) LFORMAT="copy *"%P%M.txt*" *"AGS:ProgramText/z/*" QUIET *ndelete *"%P%M.txt*" QUIET *ncopy *"%P%M#?.iff*" *"AGS:Screenshots/z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*ndelete *&quot;%P%M.txt*&quot; QUIET *ncopy *&quot;%P%M#?.iff*&quot; *&quot;AGS:Screenshots/[/*&quot; QUIET *ndelete *&quot;%P%M#?.iff*&quot; QUIET &quot; &gt;&gt; RAM:CopyCommandstoFilter" calcext:value-type="string">
            <text:p>list all files AGS: PAT=([#?.run) LFORMAT="copy *"%P%M.txt*" *"AGS:ProgramText/[/*" QUIET *ndelete *"%P%M.txt*" QUIET *ncopy *"%P%M#?.iff*" *"AGS:Screenshots/[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*ndelete *&quot;%P%M.txt*&quot; QUIET *ncopy *&quot;%P%M#?.iff*&quot; *&quot;AGS:Screenshots/-/*&quot; QUIET *ndelete *&quot;%P%M#?.iff*&quot; QUIET &quot; &gt;&gt; RAM:CopyCommandstoFilter" calcext:value-type="string">
            <text:p>list all files AGS: PAT=(-#?.run) LFORMAT="copy *"%P%M.txt*" *"AGS:ProgramText/-/*" QUIET *ndelete *"%P%M.txt*" QUIET *ncopy *"%P%M#?.iff*" *"AGS:Screenshots/-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.txt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*ndelete *&quot;%P%M.txt*&quot; QUIET *ncopy *&quot;%P%M#?.iff*&quot; *&quot;AGS:Screenshots/+/*&quot; QUIET *ndelete *&quot;%P%M#?.iff*&quot; QUIET &quot; &gt;&gt; RAM:CopyCommandstoFilter" calcext:value-type="string">
            <text:p>list all files AGS: PAT=(+#?.run) LFORMAT="copy *"%P%M.txt*" *"AGS:ProgramText/+/*" QUIET *ndelete *"%P%M.txt*" QUIET *ncopy *"%P%M#?.iff*" *"AGS:Screenshots/+/*" QUIET *ndelete *"%P%M#?.iff*" QUIET " &gt;&gt; RAM:CopyCommandstoFilter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Running script to clean up copy commands&quot;" calcext:value-type="string">
            <text:p>Echo "Running script to clean up copy command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2];[.B132];[.C132];[.D132];[.E132];[.F132];[.G132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6"/>
          <table:table-cell table:formula="of:=CONCATENATE([.A133];[.B133];[.C133];[.D133];[.E133];[.F133];[.G133];[.H133];[.J133];[.K133];[.L133];[.P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  <table:table-cell table:number-columns-repeated="16366"/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RAM:CopyCommands2</text:p>
          </table:table-cell>
          <table:table-cell table:style-name="ce1"/>
          <table:table-cell table:style-name="ce1" table:formula="of:=CONCATENATE([.A134];[.B134];[.C134];[.D134];[.E134];[.F134];[.G134];[.D134];[.E134];[.F134];[.J134];[.D134];[.E134];[.F134];[.H134];[.D134];[.E134];[.F134];[.K134];[.L134];[.D134];[.E134];[.P134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</text:p>
          </table:table-cell>
          <table:table-cell office:value-type="string" calcext:value-type="string">
            <text:p>*ndelete *"%P%N*" QUIET FORCE ALL</text:p>
          </table:table-cell>
          <table:table-cell table:number-columns-repeated="7"/>
          <table:table-cell office:value-type="string" calcext:value-type="string">
            <text:p>" &gt;&gt; RAM:CopyCommands3</text:p>
          </table:table-cell>
          <table:table-cell/>
          <table:table-cell table:formula="of:=CONCATENATE([.A135];[.B135];[.C135];[.D135];[.E135];;[.F135];;[.G135];[.H135];[.I135];[.J135];[.K135];[.L135];[.P135])" office:value-type="string" office:string-value="list AGS: PAT=(#?.ags) Lformat=&quot;copy *&quot;%P%N*&quot; *&quot;AGS:Menu/%N*&quot; ALL *ncopy *&quot;%p%m.txt*&quot; *&quot;AGS:Menu/*&quot; *ndelete *&quot;%P%M.txt*&quot; QUIET FORCE ALL *ndelete *&quot;%P%N*&quot; QUIET FORCE ALL&quot; &gt;&gt; RAM:CopyCommands3" calcext:value-type="string">
            <text:p>list AGS: PAT=(#?.ags) Lformat="copy *"%P%N*" *"AGS:Menu/%N*" ALL *ncopy *"%p%m.txt*" *"AGS:Menu/*" *ndelete *"%P%M.txt*" QUIET FORCE ALL *ndelete *"%P%N*" QUIET FORCE ALL" &gt;&gt; RAM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M.txt*" QUIET FORCE ALL </text:p>
          </table:table-cell>
          <table:table-cell office:value-type="string" calcext:value-type="string">
            <text:p>*ndelete *"%P%N*" QUIET FORCE ALL</text:p>
          </table:table-cell>
          <table:table-cell table:number-columns-repeated="7"/>
          <table:table-cell office:value-type="string" calcext:value-type="string">
            <text:p>" &gt;&gt; RAM:CopyCommands3</text:p>
          </table:table-cell>
          <table:table-cell/>
          <table:table-cell table:formula="of:=CONCATENATE([.A136];[.B136];[.C136];[.D136];[.E136];;[.F136];;[.G136];[.H136];[.I136];[.J136];[.K136];[.L136];[.P136])" office:value-type="string" office:string-value="list AGS: PAT=(#?.agz) Lformat=&quot;copy *&quot;%P%N*&quot; *&quot;AGS:Menu/%N*&quot; ALL *ncopy *&quot;%p%m.txt*&quot; *&quot;AGS:Menu/*&quot; *ndelete *&quot;%P%M.txt*&quot; QUIET FORCE ALL *ndelete *&quot;%P%N*&quot; QUIET FORCE ALL&quot; &gt;&gt; RAM:CopyCommands3" calcext:value-type="string">
            <text:p>list AGS: PAT=(#?.agz) Lformat="copy *"%P%N*" *"AGS:Menu/%N*" ALL *ncopy *"%p%m.txt*" *"AGS:Menu/*" *ndelete *"%P%M.txt*" QUIET FORCE ALL *ndelete *"%P%N*" QUIET FORCE ALL" &gt;&gt; RAM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</text:p>
          </table:table-cell>
          <table:table-cell office:value-type="string" calcext:value-type="string">
            <text:p>*ndelete *"%P%N*" QUIET FORCE ALL </text:p>
          </table:table-cell>
          <table:table-cell table:number-columns-repeated="8"/>
          <table:table-cell office:value-type="string" calcext:value-type="string">
            <text:p>" &gt;&gt; RAM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run) Lformat=&quot;copy *&quot;%P%N*&quot; *&quot;AGS:Menu/%N*&quot; ALL *ncopy *&quot;%p%n*&quot; *&quot;AGS:Menu/*&quot; *ndelete *&quot;%P%N*&quot; QUIET FORCE ALL &quot; &gt;&gt; RAM:CopyCommands3" calcext:value-type="string">
            <text:p>list AGS: PAT=(#?.run) Lformat="copy *"%P%N*" *"AGS:Menu/%N*" ALL *ncopy *"%p%n*" *"AGS:Menu/*" *ndelete *"%P%N*" QUIET FORCE ALL " &gt;&gt; RAM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RAM:CopyCommands3</text:p>
          </table:table-cell>
          <table:table-cell/>
          <table:table-cell table:formula="of:=CONCATENATE([.A138];[.B138];[.C138];[.D138];[.E138];[.F138];[.G138];[.H138];[.J138];[.K138];[.L138];[.P138])" office:value-type="string" office:string-value="Echo &quot;Failat 10&quot; &gt;&gt; RAM:CopyCommands3" calcext:value-type="string">
            <text:p>Echo "Failat 10" &gt;&gt; RAM:CopyCommands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9"/>
          <table:table-cell table:formula="of:=CONCATENATE([.A139];[.B139];[.C139];[.D139];[.E139];[.F139];[.G139];[.H139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0];[.B140];[.C140];[.D140];[.E140];[.F140];[.G140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1];[.B141];[.C141];[.D141];[.E141];[.F141];[.G141];[.H141];[.J141];[.K141];[.L141];[.P141])" office:value-type="string" office:string-value="Echo &quot;Running Copy Commands&quot;" calcext:value-type="string">
            <text:p>Echo "Running Copy Commands"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ecute Ram:FinalCommands</text:p>
          </table:table-cell>
          <table:table-cell table:number-columns-repeated="16"/>
          <table:table-cell table:formula="of:=CONCATENATE([.A142];[.B142];[.C142];[.D142];[.E142];[.F142];[.G142];[.H142];[.J142];[.K142];[.L142];[.P142])" office:value-type="string" office:string-value="execute Ram:FinalCommands" calcext:value-type="string">
            <text:p>execute Ram:FinalCommands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10"/>
          <table:table-cell office:value-type="string" calcext:value-type="string">
            <text:p>" &gt;&gt; RAM:CopyCommands4</text:p>
          </table:table-cell>
          <table:table-cell/>
          <table:table-cell table:formula="of:=CONCATENATE([.A143];[.B143];[.C143];[.D143];[.E143];[.F143];[.G143];[.H143];[.J143];[.K143];[.L143];[.P143])" office:value-type="string" office:string-value="list all files &quot;AGS:Menu/&quot; PAT=(#?.iff) LFORMAT=&quot;rename *&quot;%P%N*&quot; to *&quot;%P%m_AGARTG_.iff*&quot;&quot; &gt;&gt; RAM:CopyCommands4" calcext:value-type="string">
            <text:p>list all files "AGS:Menu/" PAT=(#?.iff) LFORMAT="rename *"%P%N*" to *"%P%m_AGARTG_.iff*"" &gt;&gt; RAM:CopyCommands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4];[.B144];[.C144];[.D144];[.E144];[.F144];[.G144])" office:value-type="string" office:string-value="date" calcext:value-type="string">
            <text:p>dat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execute Ram:CopyCommands4</text:p>
          </table:table-cell>
          <table:table-cell table:number-columns-repeated="16"/>
          <table:table-cell table:formula="of:=CONCATENATE([.A145];[.B145];[.C145];[.D145];[.E145];[.F145];[.G145];[.H145];[.J145];[.K145];[.L145];[.P145])" office:value-type="string" office:string-value="execute Ram:CopyCommands4" calcext:value-type="string">
            <text:p>execute Ram:CopyCommands4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07T17:36:27.081915000</dc:date>
    <meta:editing-duration>PT5H49M35S</meta:editing-duration>
    <meta:editing-cycles>20</meta:editing-cycles>
    <meta:generator>LibreOffice/25.2.7.2$Windows_X86_64 LibreOffice_project/5cbfd1ab6520636bb5f7b99185aa69bd7456825d</meta:generator>
    <meta:document-statistic meta:table-count="2" meta:cell-count="2682" meta:object-count="0"/>
  </office:meta>
</office:document-meta>
</file>